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173in"/>
    </style:style>
    <style:style style:name="co3" style:family="table-column">
      <style:table-column-properties fo:break-before="auto" style:column-width="2.739in"/>
    </style:style>
    <style:style style:name="co4" style:family="table-column">
      <style:table-column-properties fo:break-before="auto" style:column-width="2.4374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2.0811in"/>
    </style:style>
    <style:style style:name="co7" style:family="table-column">
      <style:table-column-properties fo:break-before="auto" style:column-width="2.602in"/>
    </style:style>
    <style:style style:name="co8" style:family="table-column">
      <style:table-column-properties fo:break-before="auto" style:column-width="1.1909in"/>
    </style:style>
    <style:style style:name="co9" style:family="table-column">
      <style:table-column-properties fo:break-before="auto" style:column-width="2.0035in"/>
    </style:style>
    <style:style style:name="co10" style:family="table-column">
      <style:table-column-properties fo:break-before="auto" style:column-width="0.9138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6339in"/>
    </style:style>
    <style:style style:name="co13" style:family="table-column">
      <style:table-column-properties fo:break-before="auto" style:column-width="0.8807in"/>
    </style:style>
    <style:style style:name="co14" style:family="table-column">
      <style:table-column-properties fo:break-before="auto" style:column-width="1.2909in"/>
    </style:style>
    <style:style style:name="co15" style:family="table-column">
      <style:table-column-properties fo:break-before="auto" style:column-width="1.2362in"/>
    </style:style>
    <style:style style:name="co16" style:family="table-column">
      <style:table-column-properties fo:break-before="auto" style:column-width="1.5102in"/>
    </style:style>
    <style:style style:name="co17" style:family="table-column">
      <style:table-column-properties fo:break-before="auto" style:column-width="1.0992in"/>
    </style:style>
    <style:style style:name="co18" style:family="table-column">
      <style:table-column-properties fo:break-before="auto" style:column-width="0.9354in"/>
    </style:style>
    <style:style style:name="ro1" style:family="table-row">
      <style:table-row-properties style:row-height="0.1602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08in solid #000000" fo:border-left="0.0346in solid #000000" fo:border-right="0.0008in solid #000000" fo:border-top="0.0008in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46in solid #000000" fo:border-left="0.0346in solid #000000" fo:border-right="0.0008in solid #000000" fo:border-top="0.0008in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6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7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8" style:family="table-cell" style:parent-style-name="DataPilot_20_Category">
      <style:table-cell-properties fo:border-bottom="0.0138in solid #000000" fo:border-left="0.028in solid #000000" fo:border-right="0.0138in solid #000000" fo:border-top="none"/>
    </style:style>
    <style:style style:name="ce9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346in solid #000000" fo:border-left="0.0008in solid #000000" fo:border-right="0.0008in solid #000000" fo:border-top="0.0008in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ataPilot_20_Corner">
      <style:table-cell-properties fo:border-bottom="none" fo:border-left="none" fo:border-right="none" fo:border-top="0.028in solid #000000"/>
    </style:style>
    <style:style style:name="ce14" style:family="table-cell" style:parent-style-name="DataPilot_20_Field">
      <style:table-cell-properties fo:border="0.0138in solid #000000"/>
    </style:style>
    <style:style style:name="ce15" style:family="table-cell" style:parent-style-name="DataPilot_20_Category">
      <style:table-cell-properties fo:border="0.0138in solid #000000"/>
    </style:style>
    <style:style style:name="ce16" style:family="table-cell" style:parent-style-name="DataPilot_20_Category">
      <style:table-cell-properties fo:border-bottom="none" fo:border-left="0.0138in solid #000000" fo:border-right="0.0138in solid #000000" fo:border-top="0.0138in solid #000000"/>
    </style:style>
    <style:style style:name="ce17" style:family="table-cell" style:parent-style-name="DataPilot_20_Category">
      <style:table-cell-properties fo:border-bottom="none" fo:border-left="0.0138in solid #000000" fo:border-right="0.0138in solid #000000" fo:border-top="none"/>
    </style:style>
    <style:style style:name="ce18" style:family="table-cell" style:parent-style-name="DataPilot_20_Category">
      <style:table-cell-properties fo:border-bottom="0.0138in solid #000000" fo:border-left="0.0138in solid #000000" fo:border-right="0.0138in solid #000000" fo:border-top="none"/>
    </style:style>
    <style:style style:name="ce19" style:family="table-cell" style:parent-style-name="DataPilot_20_Category">
      <style:table-cell-properties fo:border-bottom="0.028in solid #000000" fo:border-left="0.0138in solid #000000" fo:border-right="0.0138in solid #000000" fo:border-top="none"/>
    </style:style>
    <style:style style:name="ce20" style:family="table-cell" style:parent-style-name="DataPilot_20_Category">
      <style:table-cell-properties fo:border-bottom="0.028in solid #000000" fo:border-left="0.0138in solid #000000" fo:border-right="0.0138in solid #000000" fo:border-top="0.0138in solid #000000"/>
    </style:style>
    <style:style style:name="ce21" style:family="table-cell" style:parent-style-name="DataPilot_20_Category">
      <style:table-cell-properties fo:border-bottom="0.0138in solid #000000" fo:border-left="none" fo:border-right="0.0138in solid #000000" fo:border-top="0.0138in solid #000000"/>
    </style:style>
    <style:style style:name="ce22" style:family="table-cell" style:parent-style-name="DataPilot_20_Category">
      <style:table-cell-properties fo:border-bottom="0.028in solid #000000" fo:border-left="none" fo:border-right="0.0138in solid #000000" fo:border-top="0.0138in solid #000000"/>
    </style:style>
    <style:style style:name="ce23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24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25" style:family="table-cell" style:parent-style-name="DataPilot_20_Value">
      <style:table-cell-properties fo:border-bottom="0.0138in solid #000000" fo:border-left="0.0138in solid #000000" fo:border-right="none" fo:border-top="0.0138in solid #000000"/>
    </style:style>
    <style:style style:name="ce26" style:family="table-cell" style:parent-style-name="DataPilot_20_Value">
      <style:table-cell-properties fo:border-bottom="0.028in solid #000000" fo:border-left="0.0138in solid #000000" fo:border-right="none" fo:border-top="0.0138in solid #000000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346in solid #000000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008in solid #000000" fo:border-left="0.0008in solid #000000" fo:border-right="0.0346in solid #000000" fo:border-top="0.0008in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346in solid #000000" fo:border-left="0.0008in solid #000000" fo:border-right="0.0346in solid #000000" fo:border-top="0.0008in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31" style:family="table-cell" style:parent-style-name="DataPilot_20_Category">
      <style:table-cell-properties fo:border-bottom="0.0138in solid #000000" fo:border-left="none" fo:border-right="0.028in solid #000000" fo:border-top="0.0138in solid #000000"/>
    </style:style>
    <style:style style:name="ce32" style:family="table-cell" style:parent-style-name="DataPilot_20_Value">
      <style:table-cell-properties fo:border-bottom="0.0138in solid #000000" fo:border-left="none" fo:border-right="0.028in solid #000000" fo:border-top="0.0138in solid #000000"/>
    </style:style>
    <style:style style:name="ce33" style:family="table-cell" style:parent-style-name="DataPilot_20_Value">
      <style:table-cell-properties fo:border-bottom="0.028in solid #000000" fo:border-left="none" fo:border-right="0.028in solid #000000" fo:border-top="0.0138in solid #000000"/>
    </style:style>
    <style:style style:name="ce34" style:family="table-cell" style:parent-style-name="Default">
      <style:text-properties style:font-name="Liberation Serif" fo:font-size="10pt" fo:language="en" fo:country="US" style:font-size-asian="10pt" style:language-asian="en" style:country-asian="US" style:font-name-complex="DejaVu Sans" style:font-size-complex="10pt" style:language-complex="en" style:country-complex="US"/>
    </style:style>
    <style:style style:name="ce35" style:family="table-cell" style:parent-style-name="DataPilot_20_Category">
      <style:table-cell-properties fo:border-bottom="none" fo:border-left="none" fo:border-right="none" fo:border-top="0.0138in solid #000000"/>
    </style:style>
    <style:style style:name="ce36" style:family="table-cell" style:parent-style-name="DataPilot_20_Category">
      <style:table-cell-properties fo:border-bottom="0.0138in solid #000000" fo:border-left="none" fo:border-right="none" fo:border-top="none"/>
    </style:style>
    <style:style style:name="ce37" style:family="table-cell" style:parent-style-name="DataPilot_20_Category">
      <style:table-cell-properties fo:border-bottom="0.028in solid #000000" fo:border-left="none" fo:border-right="none" fo:border-top="none"/>
    </style:style>
    <style:style style:name="ce38" style:family="table-cell" style:parent-style-name="DataPilot_20_Category">
      <style:table-cell-properties fo:border-bottom="none" fo:border-left="none" fo:border-right="0.0138in solid #000000" fo:border-top="0.0138in solid #000000"/>
    </style:style>
    <style:style style:name="ce39" style:family="table-cell" style:parent-style-name="DataPilot_20_Category">
      <style:table-cell-properties fo:border-bottom="none" fo:border-left="none" fo:border-right="0.0138in solid #000000" fo:border-top="none"/>
    </style:style>
    <style:style style:name="ce40" style:family="table-cell" style:parent-style-name="DataPilot_20_Category">
      <style:table-cell-properties fo:border-bottom="0.0138in solid #000000" fo:border-left="none" fo:border-right="0.0138in solid #000000" fo:border-top="none"/>
    </style:style>
    <style:style style:name="ce41" style:family="table-cell" style:parent-style-name="DataPilot_20_Category">
      <style:table-cell-properties fo:border-bottom="0.028in solid #000000" fo:border-left="none" fo:border-right="0.0138in solid #000000" fo:border-top="none"/>
    </style:style>
    <style:style style:name="ce42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43" style:family="table-cell" style:parent-style-name="DataPilot_20_Value">
      <style:table-cell-properties fo:border-bottom="none" fo:border-left="0.0138in solid #000000" fo:border-right="none" fo:border-top="none"/>
    </style:style>
    <style:style style:name="ce44" style:family="table-cell" style:parent-style-name="DataPilot_20_Value">
      <style:table-cell-properties fo:border-bottom="0.0138in solid #000000" fo:border-left="0.0138in solid #000000" fo:border-right="none" fo:border-top="none"/>
    </style:style>
    <style:style style:name="ce45" style:family="table-cell" style:parent-style-name="DataPilot_20_Value">
      <style:table-cell-properties fo:border-bottom="0.028in solid #000000" fo:border-left="0.0138in solid #000000" fo:border-right="none" fo:border-top="none"/>
    </style:style>
    <style:style style:name="ce46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47" style:family="table-cell" style:parent-style-name="DataPilot_20_Value">
      <style:table-cell-properties fo:border-bottom="none" fo:border-left="none" fo:border-right="none" fo:border-top="0.0138in solid #000000"/>
    </style:style>
    <style:style style:name="ce48" style:family="table-cell" style:parent-style-name="DataPilot_20_Value">
      <style:table-cell-properties fo:border-bottom="0.0138in solid #000000" fo:border-left="none" fo:border-right="none" fo:border-top="none"/>
    </style:style>
    <style:style style:name="ce49" style:family="table-cell" style:parent-style-name="DataPilot_20_Value">
      <style:table-cell-properties fo:border-bottom="0.028in solid #000000" fo:border-left="none" fo:border-right="none" fo:border-top="none"/>
    </style:style>
    <style:style style:name="ce50" style:family="table-cell" style:parent-style-name="DataPilot_20_Value">
      <style:table-cell-properties fo:border-bottom="none" fo:border-left="none" fo:border-right="0.028in solid #000000" fo:border-top="0.0138in solid #000000"/>
    </style:style>
    <style:style style:name="ce51" style:family="table-cell" style:parent-style-name="DataPilot_20_Value">
      <style:table-cell-properties fo:border-bottom="none" fo:border-left="none" fo:border-right="0.028in solid #000000" fo:border-top="none"/>
    </style:style>
    <style:style style:name="ce52" style:family="table-cell" style:parent-style-name="DataPilot_20_Value">
      <style:table-cell-properties fo:border-bottom="0.0138in solid #000000" fo:border-left="none" fo:border-right="0.028in solid #000000" fo:border-top="none"/>
    </style:style>
    <style:style style:name="ce53" style:family="table-cell" style:parent-style-name="DataPilot_20_Value">
      <style:table-cell-properties fo:border-bottom="0.028in solid #000000" fo:border-left="none" fo:border-right="0.028in solid #000000" fo:border-top="none"/>
    </style:style>
    <style:style style:name="ce54" style:family="table-cell" style:parent-style-name="Default"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shapes>
          <draw:frame draw:z-index="0" draw:style-name="gr1" svg:width="4.1457in" svg:height="2.8374in" svg:x="10.1331in" svg:y="16.0791in">
            <draw:object draw:notify-on-update-of-ranges="Sheet1.I99:Sheet1.I191 Sheet1.G99:Sheet1.G99 Sheet1.G100:Sheet1.G191 Sheet1.F100:Sheet1.F191 Sheet1.F100:Sheet1.F19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0224in" svg:height="2.7555in" svg:x="10.4614in" svg:y="19.1587in">
            <draw:object draw:notify-on-update-of-ranges="Sheet1.B98:Sheet1.B98 Sheet1.I100:Sheet1.I191 Sheet1.F100:Sheet1.F19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5.7035in" svg:height="2.9783in" svg:x="9.8201in" svg:y="24.4957in">
            <draw:object draw:notify-on-update-of-ranges="Sheet1.J100:Sheet1.J191 Sheet1.K100:Sheet1.K19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ce11"/>
        <table:table-column table:style-name="co1" table:default-cell-style-name="ce28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8"/>
          <table:table-cell table:number-columns-repeated="9"/>
        </table:table-row>
        <table:table-row table:style-name="ro1">
          <table:table-cell/>
          <table:table-cell table:style-name="ce1" office:value-type="string">
            <table:cell-range-source table:name="HTML_tables" xlink:href="http://percival.appscio.com:28080/LDE/speedupAnalysis/table?max=500" table:filter-name="calc_HTML_WebQuery" table:last-column-spanned="8" table:last-row-spanned="93"/>
            <text:p>video</text:p>
          </table:table-cell>
          <table:table-cell table:style-name="ce10" office:value-type="string">
            <text:p>alpha</text:p>
          </table:table-cell>
          <table:table-cell table:style-name="ce10" office:value-type="string">
            <text:p>median</text:p>
          </table:table-cell>
          <table:table-cell table:style-name="ce10" office:value-type="string">
            <text:p>momentum_threshold</text:p>
          </table:table-cell>
          <table:table-cell table:style-name="ce10" office:value-type="string">
            <text:p>picture_threshold</text:p>
          </table:table-cell>
          <table:table-cell table:style-name="ce10" office:value-type="string">
            <text:p>totalMppObjects</text:p>
          </table:table-cell>
          <table:table-cell table:style-name="ce10" office:value-type="string">
            <text:p>numMppSegments</text:p>
          </table:table-cell>
          <table:table-cell table:style-name="ce27" office:value-type="string">
            <text:p>percentMotion</text:p>
          </table:table-cell>
          <table:table-cell/>
          <table:table-cell table:style-name="ce10" office:value-type="string">
            <text:p>alpha</text:p>
          </table:table-cell>
          <table:table-cell table:style-name="ce10" office:value-type="string">
            <text:p>median</text:p>
          </table:table-cell>
          <table:table-cell table:style-name="ce10" office:value-type="string">
            <text:p>momentum_threshold</text:p>
          </table:table-cell>
          <table:table-cell table:style-name="ce10" office:value-type="string">
            <text:p>picture_threshold</text:p>
          </table:table-cell>
          <table:table-cell table:style-name="ce10" office:value-type="string">
            <text:p>totalMppObjects</text:p>
          </table:table-cell>
          <table:table-cell table:style-name="ce10" office:value-type="string">
            <text:p>numMppSegments</text:p>
          </table:table-cell>
          <table:table-cell table:style-name="ce27" office:value-type="string">
            <text:p>percentMotion</text:p>
          </table:table-cell>
          <table:table-cell office:value-type="string">
            <text:p>Goodness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4">
            <text:p>14</text:p>
          </table:table-cell>
          <table:table-cell table:formula="of:=[.O3]/[.Q3]" office:value-type="float" office:value="0.357142857142857">
            <text:p>0.36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4">
            <text:p>14</text:p>
          </table:table-cell>
          <table:table-cell table:formula="of:=[.O4]/[.Q4]" office:value-type="float" office:value="0.357142857142857">
            <text:p>0.36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5]/[.Q5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6]/[.Q6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7]/[.Q7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8]/[.Q8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9]/[.Q9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10]/[.Q10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11]/[.Q11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12]/[.Q12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13]/[.Q13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14]/[.Q14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15]/[.Q15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16]/[.Q16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17]/[.Q17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18]/[.Q18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19]/[.Q19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20]/[.Q20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21]/[.Q21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22]/[.Q22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23]/[.Q23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24]/[.Q24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25]/[.Q25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26]/[.Q26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27]/[.Q27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28]/[.Q28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29]/[.Q29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30]/[.Q30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31]/[.Q31]" office:value-type="float" office:value="0.307692307692308">
            <text:p>0.3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4">
            <text:p>14</text:p>
          </table:table-cell>
          <table:table-cell table:formula="of:=[.O32]/[.Q32]" office:value-type="float" office:value="0.285714285714286">
            <text:p>0.29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4">
            <text:p>14</text:p>
          </table:table-cell>
          <table:table-cell table:formula="of:=[.O33]/[.Q33]" office:value-type="float" office:value="0.285714285714286">
            <text:p>0.29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4">
            <text:p>14</text:p>
          </table:table-cell>
          <table:table-cell table:formula="of:=[.O34]/[.Q34]" office:value-type="float" office:value="0.285714285714286">
            <text:p>0.29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4">
            <text:p>14</text:p>
          </table:table-cell>
          <table:table-cell table:formula="of:=[.O35]/[.Q35]" office:value-type="float" office:value="0.285714285714286">
            <text:p>0.29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4">
            <text:p>14</text:p>
          </table:table-cell>
          <table:table-cell table:formula="of:=[.O36]/[.Q36]" office:value-type="float" office:value="0.285714285714286">
            <text:p>0.29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28" office:value-type="float" office:value="20">
            <text:p>20</text:p>
          </table:table-cell>
          <table:table-cell table:formula="of:=[.O37]/[.Q37]" office:value-type="float" office:value="0.25">
            <text:p>0.2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2">
            <text:p>12</text:p>
          </table:table-cell>
          <table:table-cell table:formula="of:=[.O38]/[.Q38]" office:value-type="float" office:value="0.25">
            <text:p>0.2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28" office:value-type="float" office:value="20">
            <text:p>20</text:p>
          </table:table-cell>
          <table:table-cell table:formula="of:=[.O39]/[.Q39]" office:value-type="float" office:value="0.25">
            <text:p>0.2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28" office:value-type="float" office:value="20">
            <text:p>20</text:p>
          </table:table-cell>
          <table:table-cell table:formula="of:=[.O40]/[.Q40]" office:value-type="float" office:value="0.25">
            <text:p>0.2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28" office:value-type="float" office:value="20">
            <text:p>20</text:p>
          </table:table-cell>
          <table:table-cell table:formula="of:=[.O41]/[.Q41]" office:value-type="float" office:value="0.25">
            <text:p>0.2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28" office:value-type="float" office:value="20">
            <text:p>20</text:p>
          </table:table-cell>
          <table:table-cell table:formula="of:=[.O42]/[.Q42]" office:value-type="float" office:value="0.25">
            <text:p>0.2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43]/[.Q43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44]/[.Q44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45]/[.Q45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46]/[.Q46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47]/[.Q47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48]/[.Q48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49]/[.Q49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50]/[.Q50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51]/[.Q51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52]/[.Q52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53]/[.Q53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54]/[.Q54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55]/[.Q55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56]/[.Q56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57]/[.Q57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58]/[.Q58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59]/[.Q59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60]/[.Q60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61]/[.Q61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62]/[.Q62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63]/[.Q63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64]/[.Q64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65]/[.Q65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66]/[.Q66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67]/[.Q67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68]/[.Q68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69]/[.Q69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70]/[.Q70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71]/[.Q71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72]/[.Q72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73]/[.Q73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74]/[.Q74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75]/[.Q75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76]/[.Q76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77]/[.Q77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3">
            <text:p>13</text:p>
          </table:table-cell>
          <table:table-cell table:formula="of:=[.O78]/[.Q78]" office:value-type="float" office:value="0.230769230769231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28" office:value-type="float" office:value="22">
            <text:p>22</text:p>
          </table:table-cell>
          <table:table-cell table:formula="of:=[.O79]/[.Q79]" office:value-type="float" office:value="0.227272727272727">
            <text:p>0.2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3">
            <text:p>3</text:p>
          </table:table-cell>
          <table:table-cell table:style-name="ce28" office:value-type="float" office:value="27">
            <text:p>27</text:p>
          </table:table-cell>
          <table:table-cell table:formula="of:=[.O80]/[.Q80]" office:value-type="float" office:value="0.222222222222222">
            <text:p>0.22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4">
            <text:p>14</text:p>
          </table:table-cell>
          <table:table-cell table:formula="of:=[.O81]/[.Q81]" office:value-type="float" office:value="0.214285714285714">
            <text:p>0.2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4">
            <text:p>0.0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28" office:value-type="float" office:value="14">
            <text:p>14</text:p>
          </table:table-cell>
          <table:table-cell table:formula="of:=[.O82]/[.Q82]" office:value-type="float" office:value="0.214285714285714">
            <text:p>0.2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28" office:value-type="float" office:value="14">
            <text:p>14</text:p>
          </table:table-cell>
          <table:table-cell table:formula="of:=[.O83]/[.Q83]" office:value-type="float" office:value="0.214285714285714">
            <text:p>0.2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3">
            <text:p>3</text:p>
          </table:table-cell>
          <table:table-cell table:style-name="ce28" office:value-type="float" office:value="33">
            <text:p>33</text:p>
          </table:table-cell>
          <table:table-cell table:formula="of:=[.O84]/[.Q84]" office:value-type="float" office:value="0.212121212121212">
            <text:p>0.2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28" office:value-type="float" office:value="24">
            <text:p>24</text:p>
          </table:table-cell>
          <table:table-cell table:formula="of:=[.O85]/[.Q85]" office:value-type="float" office:value="0.208333333333333">
            <text:p>0.2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28" office:value-type="float" office:value="20">
            <text:p>20</text:p>
          </table:table-cell>
          <table:table-cell table:formula="of:=[.O86]/[.Q86]" office:value-type="float" office:value="0.2">
            <text:p>0.2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28" office:value-type="float" office:value="25">
            <text:p>25</text:p>
          </table:table-cell>
          <table:table-cell table:formula="of:=[.O87]/[.Q87]" office:value-type="float" office:value="0.2">
            <text:p>0.2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28" office:value-type="float" office:value="20">
            <text:p>20</text:p>
          </table:table-cell>
          <table:table-cell table:formula="of:=[.O88]/[.Q88]" office:value-type="float" office:value="0.2">
            <text:p>0.2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28" office:value-type="float" office:value="20">
            <text:p>20</text:p>
          </table:table-cell>
          <table:table-cell table:formula="of:=[.O89]/[.Q89]" office:value-type="float" office:value="0.2">
            <text:p>0.2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style-name="ce34"/>
          <table:table-cell table:style-name="ce12" office:value-type="float" office:value="0.04">
            <text:p>0.04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2000">
            <text:p>20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29" office:value-type="float" office:value="16">
            <text:p>16</text:p>
          </table:table-cell>
          <table:table-cell table:formula="of:=[.O90]/[.Q90]" office:value-type="float" office:value="0.1875">
            <text:p>0.19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000">
            <text:p>4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28" office:value-type="float" office:value="22">
            <text:p>22</text:p>
          </table:table-cell>
          <table:table-cell table:formula="of:=[.O91]/[.Q91]" office:value-type="float" office:value="0.181818181818182">
            <text:p>0.18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4"/>
          <table:table-cell table:style-name="ce11" office:value-type="float" office:value="0.02">
            <text:p>0.02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000">
            <text:p>2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28" office:value-type="float" office:value="30">
            <text:p>30</text:p>
          </table:table-cell>
          <table:table-cell table:formula="of:=[.O92]/[.Q92]" office:value-type="float" office:value="0.166666666666667">
            <text:p>0.17</text:p>
          </table:table-cell>
        </table:table-row>
        <table:table-row table:style-name="ro1">
          <table:table-cell/>
          <table:table-cell office:value-type="string">
            <text:p>/mnt/21FEB0300001812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table:style-name="ce34"/>
          <table:table-cell table:style-name="ce11" office:value-type="float" office:value="0.08">
            <text:p>0.0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28" office:value-type="float" office:value="32">
            <text:p>32</text:p>
          </table:table-cell>
          <table:table-cell table:formula="of:=[.O93]/[.Q93]" office:value-type="float" office:value="0.15625">
            <text:p>0.16</text:p>
          </table:table-cell>
        </table:table-row>
        <table:table-row table:style-name="ro1">
          <table:table-cell/>
          <table:table-cell table:style-name="ce3" office:value-type="string">
            <text:p>/mnt/21FEB03000018124.mpg</text:p>
          </table:table-cell>
          <table:table-cell table:style-name="ce12" office:value-type="float" office:value="0.04">
            <text:p>0.04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2000">
            <text:p>20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29" office:value-type="float" office:value="16">
            <text:p>16</text:p>
          </table:table-cell>
          <table:table-cell table:style-name="ce34"/>
          <table:table-cell table:style-name="ce11" office:value-type="float" office:value="0.01">
            <text:p>0.0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000">
            <text:p>800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style-name="ce28" office:value-type="float" office:value="36">
            <text:p>36</text:p>
          </table:table-cell>
          <table:table-cell table:formula="of:=[.O94]/[.Q94]" office:value-type="float" office:value="0.138888888888889">
            <text:p>0.14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9"/>
        </table:table-row>
        <table:table-row table:style-name="ro1">
          <table:table-cell/>
          <table:table-cell table:style-name="Default" office:value-type="string">
            <text:p>Filter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/>
          <table:table-cell table:style-name="Default" table:number-columns-repeated="8"/>
          <table:table-cell table:number-columns-repeated="9"/>
        </table:table-row>
        <table:table-row table:style-name="ro1">
          <table:table-cell/>
          <table:table-cell table:style-name="ce4" office:value-type="string">
            <text:p>Average - totalMppObjects</text:p>
          </table:table-cell>
          <table:table-cell table:style-name="ce13" table:number-columns-repeated="5"/>
          <table:table-cell table:style-name="ce23" office:value-type="string">
            <text:p>video</text:p>
          </table:table-cell>
          <table:table-cell table:style-name="ce30"/>
          <table:table-cell table:number-columns-repeated="9"/>
        </table:table-row>
        <table:table-row table:style-name="ro1">
          <table:table-cell/>
          <table:table-cell table:style-name="ce5" office:value-type="string">
            <text:p>alpha</text:p>
          </table:table-cell>
          <table:table-cell table:style-name="ce14" office:value-type="string">
            <text:p>median</text:p>
          </table:table-cell>
          <table:table-cell table:style-name="ce14" office:value-type="string">
            <text:p>momentum_threshold</text:p>
          </table:table-cell>
          <table:table-cell table:style-name="ce14" office:value-type="string">
            <text:p>picture_threshold</text:p>
          </table:table-cell>
          <table:table-cell table:style-name="ce14" office:value-type="string">
            <text:p>percentMotion</text:p>
          </table:table-cell>
          <table:table-cell table:style-name="ce14" office:value-type="string">
            <text:p>numMppSegments</text:p>
          </table:table-cell>
          <table:table-cell table:style-name="ce24" office:value-type="string">
            <text:p>/mnt/21FEB03000018124.mpg</text:p>
          </table:table-cell>
          <table:table-cell table:style-name="ce31" office:value-type="string">
            <text:p>/mnt/21FEB03000018194.mpg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float" office:value="0.01">
            <text:p>0.01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000">
            <text:p>8000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5"/>
          <table:table-cell table:style-name="ce32" office:value-type="float" office:value="5">
            <text:p>5</text:p>
          </table:table-cell>
          <table:table-cell table:formula="of:=[.G100]/[.F100]" office:value-type="float" office:value="0.1">
            <text:p>0.1</text:p>
          </table:table-cell>
          <table:table-cell table:formula="of:=[.I100]/[.F100]" office:value-type="float" office:value="0.25">
            <text:p>0.25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6" office:value-type="float" office:value="13">
            <text:p>13</text:p>
          </table:table-cell>
          <table:table-cell table:style-name="ce15" office:value-type="float" office:value="2000">
            <text:p>2000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01]/[.F101]" office:value-type="float" office:value="0.0714285714285714">
            <text:p>0.07</text:p>
          </table:table-cell>
          <table:table-cell table:formula="of:=[.I101]/[.F101]" office:value-type="float" office:value="0.285714285714286">
            <text:p>0.29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4000">
            <text:p>400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5"/>
          <table:table-cell table:style-name="ce32" office:value-type="float" office:value="5">
            <text:p>5</text:p>
          </table:table-cell>
          <table:table-cell table:formula="of:=[.G102]/[.F102]" office:value-type="float" office:value="0.1">
            <text:p>0.1</text:p>
          </table:table-cell>
          <table:table-cell table:formula="of:=[.I102]/[.F102]" office:value-type="float" office:value="0.25">
            <text:p>0.25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03]/[.F103]" office:value-type="float" office:value="0.0769230769230769">
            <text:p>0.08</text:p>
          </table:table-cell>
          <table:table-cell table:formula="of:=[.I103]/[.F103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8000">
            <text:p>800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04]/[.F104]" office:value-type="float" office:value="0.0769230769230769">
            <text:p>0.08</text:p>
          </table:table-cell>
          <table:table-cell table:formula="of:=[.I104]/[.F104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05]/[.F105]" office:value-type="float" office:value="0.0769230769230769">
            <text:p>0.08</text:p>
          </table:table-cell>
          <table:table-cell table:formula="of:=[.I105]/[.F105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6" office:value-type="float" office:value="17">
            <text:p>17</text:p>
          </table:table-cell>
          <table:table-cell table:style-name="ce16" office:value-type="float" office:value="2000">
            <text:p>200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5"/>
          <table:table-cell table:style-name="ce32" office:value-type="float" office:value="5">
            <text:p>5</text:p>
          </table:table-cell>
          <table:table-cell table:formula="of:=[.G106]/[.F106]" office:value-type="float" office:value="0.1">
            <text:p>0.1</text:p>
          </table:table-cell>
          <table:table-cell table:formula="of:=[.I106]/[.F106]" office:value-type="float" office:value="0.25">
            <text:p>0.25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07]/[.F107]" office:value-type="float" office:value="0.0769230769230769">
            <text:p>0.08</text:p>
          </table:table-cell>
          <table:table-cell table:formula="of:=[.I107]/[.F107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08]/[.F108]" office:value-type="float" office:value="0.0769230769230769">
            <text:p>0.08</text:p>
          </table:table-cell>
          <table:table-cell table:formula="of:=[.I108]/[.F108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4000">
            <text:p>400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5"/>
          <table:table-cell table:style-name="ce32" office:value-type="float" office:value="5">
            <text:p>5</text:p>
          </table:table-cell>
          <table:table-cell table:formula="of:=[.G109]/[.F109]" office:value-type="float" office:value="0.1">
            <text:p>0.1</text:p>
          </table:table-cell>
          <table:table-cell table:formula="of:=[.I109]/[.F109]" office:value-type="float" office:value="0.25">
            <text:p>0.25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10]/[.F110]" office:value-type="float" office:value="0.0769230769230769">
            <text:p>0.08</text:p>
          </table:table-cell>
          <table:table-cell table:formula="of:=[.I110]/[.F110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11]/[.F111]" office:value-type="float" office:value="0.0769230769230769">
            <text:p>0.08</text:p>
          </table:table-cell>
          <table:table-cell table:formula="of:=[.I111]/[.F111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8000">
            <text:p>8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6">
            <text:p>36</text:p>
          </table:table-cell>
          <table:table-cell table:style-name="ce21" office:value-type="float" office:value="3">
            <text:p>3</text:p>
          </table:table-cell>
          <table:table-cell table:style-name="ce25"/>
          <table:table-cell table:style-name="ce32" office:value-type="float" office:value="5">
            <text:p>5</text:p>
          </table:table-cell>
          <table:table-cell table:formula="of:=[.G112]/[.F112]" office:value-type="float" office:value="0.0833333333333333">
            <text:p>0.08</text:p>
          </table:table-cell>
          <table:table-cell table:formula="of:=[.I112]/[.F112]" office:value-type="float" office:value="0.138888888888889">
            <text:p>0.14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40">
            <text:p>4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13]/[.F113]" office:value-type="float" office:value="0.0769230769230769">
            <text:p>0.08</text:p>
          </table:table-cell>
          <table:table-cell table:formula="of:=[.I113]/[.F113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14]/[.F114]" office:value-type="float" office:value="0.0769230769230769">
            <text:p>0.08</text:p>
          </table:table-cell>
          <table:table-cell table:formula="of:=[.I114]/[.F114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15]/[.F115]" office:value-type="float" office:value="0.0769230769230769">
            <text:p>0.08</text:p>
          </table:table-cell>
          <table:table-cell table:formula="of:=[.I115]/[.F115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6" office:value-type="float" office:value="21">
            <text:p>21</text:p>
          </table:table-cell>
          <table:table-cell table:style-name="ce16" office:value-type="float" office:value="2000">
            <text:p>200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5"/>
          <table:table-cell table:style-name="ce32" office:value-type="float" office:value="5">
            <text:p>5</text:p>
          </table:table-cell>
          <table:table-cell table:formula="of:=[.G116]/[.F116]" office:value-type="float" office:value="0.0909090909090909">
            <text:p>0.09</text:p>
          </table:table-cell>
          <table:table-cell table:formula="of:=[.I116]/[.F116]" office:value-type="float" office:value="0.227272727272727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17]/[.F117]" office:value-type="float" office:value="0.0769230769230769">
            <text:p>0.08</text:p>
          </table:table-cell>
          <table:table-cell table:formula="of:=[.I117]/[.F117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18]/[.F118]" office:value-type="float" office:value="0.0769230769230769">
            <text:p>0.08</text:p>
          </table:table-cell>
          <table:table-cell table:formula="of:=[.I118]/[.F118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4000">
            <text:p>400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5"/>
          <table:table-cell table:style-name="ce32" office:value-type="float" office:value="5">
            <text:p>5</text:p>
          </table:table-cell>
          <table:table-cell table:formula="of:=[.G119]/[.F119]" office:value-type="float" office:value="0.1">
            <text:p>0.1</text:p>
          </table:table-cell>
          <table:table-cell table:formula="of:=[.I119]/[.F119]" office:value-type="float" office:value="0.25">
            <text:p>0.25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20]/[.F120]" office:value-type="float" office:value="0.0769230769230769">
            <text:p>0.08</text:p>
          </table:table-cell>
          <table:table-cell table:formula="of:=[.I120]/[.F120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21]/[.F121]" office:value-type="float" office:value="0.0769230769230769">
            <text:p>0.08</text:p>
          </table:table-cell>
          <table:table-cell table:formula="of:=[.I121]/[.F121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8"/>
          <table:table-cell table:style-name="ce18"/>
          <table:table-cell table:style-name="ce15" office:value-type="float" office:value="8000">
            <text:p>800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22]/[.F122]" office:value-type="float" office:value="0.0769230769230769">
            <text:p>0.08</text:p>
          </table:table-cell>
          <table:table-cell table:formula="of:=[.I122]/[.F122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float" office:value="0.02">
            <text:p>0.02</text:p>
          </table:table-cell>
          <table:table-cell table:style-name="ce16" office:value-type="float" office:value="9">
            <text:p>9</text:p>
          </table:table-cell>
          <table:table-cell table:style-name="ce15" office:value-type="float" office:value="4000">
            <text:p>4000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24">
            <text:p>24</text:p>
          </table:table-cell>
          <table:table-cell table:style-name="ce21" office:value-type="float" office:value="2">
            <text:p>2</text:p>
          </table:table-cell>
          <table:table-cell table:style-name="ce25"/>
          <table:table-cell table:style-name="ce32" office:value-type="float" office:value="5">
            <text:p>5</text:p>
          </table:table-cell>
          <table:table-cell table:formula="of:=[.G123]/[.F123]" office:value-type="float" office:value="0.0833333333333333">
            <text:p>0.08</text:p>
          </table:table-cell>
          <table:table-cell table:formula="of:=[.I123]/[.F123]" office:value-type="float" office:value="0.208333333333333">
            <text:p>0.2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8"/>
          <table:table-cell table:style-name="ce15" office:value-type="float" office:value="8000">
            <text:p>8000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24]/[.F124]" office:value-type="float" office:value="0.0769230769230769">
            <text:p>0.08</text:p>
          </table:table-cell>
          <table:table-cell table:formula="of:=[.I124]/[.F124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6" office:value-type="float" office:value="13">
            <text:p>13</text:p>
          </table:table-cell>
          <table:table-cell table:style-name="ce16" office:value-type="float" office:value="2000">
            <text:p>200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5">
            <text:p>5</text:p>
          </table:table-cell>
          <table:table-cell table:formula="of:=[.G125]/[.F125]" office:value-type="float" office:value="0.0714285714285714">
            <text:p>0.07</text:p>
          </table:table-cell>
          <table:table-cell table:formula="of:=[.I125]/[.F125]" office:value-type="float" office:value="0.357142857142857">
            <text:p>0.36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26]/[.F126]" office:value-type="float" office:value="0.0714285714285714">
            <text:p>0.07</text:p>
          </table:table-cell>
          <table:table-cell table:formula="of:=[.I126]/[.F126]" office:value-type="float" office:value="0.285714285714286">
            <text:p>0.29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4000">
            <text:p>400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27]/[.F127]" office:value-type="float" office:value="0.0769230769230769">
            <text:p>0.08</text:p>
          </table:table-cell>
          <table:table-cell table:formula="of:=[.I127]/[.F127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28]/[.F128]" office:value-type="float" office:value="0.0769230769230769">
            <text:p>0.08</text:p>
          </table:table-cell>
          <table:table-cell table:formula="of:=[.I128]/[.F128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8000">
            <text:p>800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29]/[.F129]" office:value-type="float" office:value="0.1">
            <text:p>0.1</text:p>
          </table:table-cell>
          <table:table-cell table:formula="of:=[.I129]/[.F129]" office:value-type="float" office:value="0.2">
            <text:p>0.2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30]/[.F130]" office:value-type="float" office:value="0.0769230769230769">
            <text:p>0.08</text:p>
          </table:table-cell>
          <table:table-cell table:formula="of:=[.I130]/[.F130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6" office:value-type="float" office:value="17">
            <text:p>17</text:p>
          </table:table-cell>
          <table:table-cell table:style-name="ce16" office:value-type="float" office:value="2000">
            <text:p>200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31]/[.F131]" office:value-type="float" office:value="0.0769230769230769">
            <text:p>0.08</text:p>
          </table:table-cell>
          <table:table-cell table:formula="of:=[.I131]/[.F131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32]/[.F132]" office:value-type="float" office:value="0.0769230769230769">
            <text:p>0.08</text:p>
          </table:table-cell>
          <table:table-cell table:formula="of:=[.I132]/[.F132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4000">
            <text:p>400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33]/[.F133]" office:value-type="float" office:value="0.0769230769230769">
            <text:p>0.08</text:p>
          </table:table-cell>
          <table:table-cell table:formula="of:=[.I133]/[.F133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34]/[.F134]" office:value-type="float" office:value="0.0769230769230769">
            <text:p>0.08</text:p>
          </table:table-cell>
          <table:table-cell table:formula="of:=[.I134]/[.F134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35]/[.F135]" office:value-type="float" office:value="0.0769230769230769">
            <text:p>0.08</text:p>
          </table:table-cell>
          <table:table-cell table:formula="of:=[.I135]/[.F135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8000">
            <text:p>8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36]/[.F136]" office:value-type="float" office:value="0.0769230769230769">
            <text:p>0.08</text:p>
          </table:table-cell>
          <table:table-cell table:formula="of:=[.I136]/[.F136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15" office:value-type="float" office:value="40">
            <text:p>4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37]/[.F137]" office:value-type="float" office:value="0.0769230769230769">
            <text:p>0.08</text:p>
          </table:table-cell>
          <table:table-cell table:formula="of:=[.I137]/[.F137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6" office:value-type="float" office:value="21">
            <text:p>21</text:p>
          </table:table-cell>
          <table:table-cell table:style-name="ce16" office:value-type="float" office:value="2000">
            <text:p>2000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4">
            <text:p>14</text:p>
          </table:table-cell>
          <table:table-cell table:style-name="ce21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32"/>
          <table:table-cell table:formula="of:=[.G138]/[.F138]" office:value-type="float" office:value="0.214285714285714">
            <text:p>0.21</text:p>
          </table:table-cell>
          <table:table-cell table:formula="of:=[.I138]/[.F138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30">
            <text:p>30</text:p>
          </table:table-cell>
          <table:table-cell table:style-name="ce15" office:value-type="float" office:value="30">
            <text:p>30</text:p>
          </table:table-cell>
          <table:table-cell table:style-name="ce21" office:value-type="float" office:value="3">
            <text:p>3</text:p>
          </table:table-cell>
          <table:table-cell table:style-name="ce25"/>
          <table:table-cell table:style-name="ce32" office:value-type="float" office:value="5">
            <text:p>5</text:p>
          </table:table-cell>
          <table:table-cell table:formula="of:=[.G139]/[.F139]" office:value-type="float" office:value="0.1">
            <text:p>0.1</text:p>
          </table:table-cell>
          <table:table-cell table:formula="of:=[.I139]/[.F139]" office:value-type="float" office:value="0.166666666666667">
            <text:p>0.17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40">
            <text:p>4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40]/[.F140]" office:value-type="float" office:value="0.0769230769230769">
            <text:p>0.08</text:p>
          </table:table-cell>
          <table:table-cell table:formula="of:=[.I140]/[.F140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41]/[.F141]" office:value-type="float" office:value="0.0769230769230769">
            <text:p>0.08</text:p>
          </table:table-cell>
          <table:table-cell table:formula="of:=[.I141]/[.F141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42]/[.F142]" office:value-type="float" office:value="0.0769230769230769">
            <text:p>0.08</text:p>
          </table:table-cell>
          <table:table-cell table:formula="of:=[.I142]/[.F142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4000">
            <text:p>4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22">
            <text:p>22</text:p>
          </table:table-cell>
          <table:table-cell table:style-name="ce21" office:value-type="float" office:value="2">
            <text:p>2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43]/[.F143]" office:value-type="float" office:value="0.0909090909090909">
            <text:p>0.09</text:p>
          </table:table-cell>
          <table:table-cell table:formula="of:=[.I143]/[.F143]" office:value-type="float" office:value="0.181818181818182">
            <text:p>0.18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40">
            <text:p>4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44]/[.F144]" office:value-type="float" office:value="0.0769230769230769">
            <text:p>0.08</text:p>
          </table:table-cell>
          <table:table-cell table:formula="of:=[.I144]/[.F144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45]/[.F145]" office:value-type="float" office:value="0.0769230769230769">
            <text:p>0.08</text:p>
          </table:table-cell>
          <table:table-cell table:formula="of:=[.I145]/[.F145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8000">
            <text:p>8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46]/[.F146]" office:value-type="float" office:value="0.0769230769230769">
            <text:p>0.08</text:p>
          </table:table-cell>
          <table:table-cell table:formula="of:=[.I146]/[.F146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8"/>
          <table:table-cell table:style-name="ce18" table:number-columns-repeated="2"/>
          <table:table-cell table:style-name="ce15" office:value-type="float" office:value="40">
            <text:p>4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47]/[.F147]" office:value-type="float" office:value="0.0769230769230769">
            <text:p>0.08</text:p>
          </table:table-cell>
          <table:table-cell table:formula="of:=[.I147]/[.F147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float" office:value="0.04">
            <text:p>0.04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8000">
            <text:p>8000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48]/[.F148]" office:value-type="float" office:value="0.0769230769230769">
            <text:p>0.08</text:p>
          </table:table-cell>
          <table:table-cell table:formula="of:=[.I148]/[.F148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6" office:value-type="float" office:value="13">
            <text:p>13</text:p>
          </table:table-cell>
          <table:table-cell table:style-name="ce16" office:value-type="float" office:value="2000">
            <text:p>200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49]/[.F149]" office:value-type="float" office:value="0.0714285714285714">
            <text:p>0.07</text:p>
          </table:table-cell>
          <table:table-cell table:formula="of:=[.I149]/[.F149]" office:value-type="float" office:value="0.214285714285714">
            <text:p>0.2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50]/[.F150]" office:value-type="float" office:value="0.0769230769230769">
            <text:p>0.08</text:p>
          </table:table-cell>
          <table:table-cell table:formula="of:=[.I150]/[.F150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4000">
            <text:p>400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51]/[.F151]" office:value-type="float" office:value="0.0769230769230769">
            <text:p>0.08</text:p>
          </table:table-cell>
          <table:table-cell table:formula="of:=[.I151]/[.F151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52]/[.F152]" office:value-type="float" office:value="0.0769230769230769">
            <text:p>0.08</text:p>
          </table:table-cell>
          <table:table-cell table:formula="of:=[.I152]/[.F152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8"/>
          <table:table-cell table:style-name="ce15" office:value-type="float" office:value="8000">
            <text:p>800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53]/[.F153]" office:value-type="float" office:value="0.0769230769230769">
            <text:p>0.08</text:p>
          </table:table-cell>
          <table:table-cell table:formula="of:=[.I153]/[.F153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6" office:value-type="float" office:value="17">
            <text:p>17</text:p>
          </table:table-cell>
          <table:table-cell table:style-name="ce16" office:value-type="float" office:value="2000">
            <text:p>2000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6">
            <text:p>16</text:p>
          </table:table-cell>
          <table:table-cell table:style-name="ce21" office:value-type="float" office:value="3">
            <text:p>3</text:p>
          </table:table-cell>
          <table:table-cell table:style-name="ce25" office:value-type="float" office:value="3">
            <text:p>3</text:p>
          </table:table-cell>
          <table:table-cell table:style-name="ce32"/>
          <table:table-cell table:formula="of:=[.G154]/[.F154]" office:value-type="float" office:value="0.1875">
            <text:p>0.19</text:p>
          </table:table-cell>
          <table:table-cell table:formula="of:=[.I154]/[.F154]"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40">
            <text:p>40</text:p>
          </table:table-cell>
          <table:table-cell table:style-name="ce15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55]/[.F155]" office:value-type="float" office:value="0.0714285714285714">
            <text:p>0.07</text:p>
          </table:table-cell>
          <table:table-cell table:formula="of:=[.I155]/[.F155]" office:value-type="float" office:value="0.285714285714286">
            <text:p>0.29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56]/[.F156]" office:value-type="float" office:value="0.0769230769230769">
            <text:p>0.08</text:p>
          </table:table-cell>
          <table:table-cell table:formula="of:=[.I156]/[.F156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57]/[.F157]" office:value-type="float" office:value="0.0769230769230769">
            <text:p>0.08</text:p>
          </table:table-cell>
          <table:table-cell table:formula="of:=[.I157]/[.F157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4000">
            <text:p>4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58]/[.F158]" office:value-type="float" office:value="0.0714285714285714">
            <text:p>0.07</text:p>
          </table:table-cell>
          <table:table-cell table:formula="of:=[.I158]/[.F158]" office:value-type="float" office:value="0.285714285714286">
            <text:p>0.29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40">
            <text:p>40</text:p>
          </table:table-cell>
          <table:table-cell table:style-name="ce15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59]/[.F159]" office:value-type="float" office:value="0.0714285714285714">
            <text:p>0.07</text:p>
          </table:table-cell>
          <table:table-cell table:formula="of:=[.I159]/[.F159]" office:value-type="float" office:value="0.214285714285714">
            <text:p>0.2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60]/[.F160]" office:value-type="float" office:value="0.0769230769230769">
            <text:p>0.08</text:p>
          </table:table-cell>
          <table:table-cell table:formula="of:=[.I160]/[.F160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61]/[.F161]" office:value-type="float" office:value="0.0769230769230769">
            <text:p>0.08</text:p>
          </table:table-cell>
          <table:table-cell table:formula="of:=[.I161]/[.F161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8000">
            <text:p>8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62]/[.F162]" office:value-type="float" office:value="0.0769230769230769">
            <text:p>0.08</text:p>
          </table:table-cell>
          <table:table-cell table:formula="of:=[.I162]/[.F162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40">
            <text:p>4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63]/[.F163]" office:value-type="float" office:value="0.0769230769230769">
            <text:p>0.08</text:p>
          </table:table-cell>
          <table:table-cell table:formula="of:=[.I163]/[.F163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64]/[.F164]" office:value-type="float" office:value="0.0769230769230769">
            <text:p>0.08</text:p>
          </table:table-cell>
          <table:table-cell table:formula="of:=[.I164]/[.F164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6" office:value-type="float" office:value="21">
            <text:p>21</text:p>
          </table:table-cell>
          <table:table-cell table:style-name="ce16" office:value-type="float" office:value="2000">
            <text:p>2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style-name="ce25"/>
          <table:table-cell table:style-name="ce32" office:value-type="float" office:value="6">
            <text:p>6</text:p>
          </table:table-cell>
          <table:table-cell table:formula="of:=[.G165]/[.F165]" office:value-type="float" office:value="0.111111111111111">
            <text:p>0.11</text:p>
          </table:table-cell>
          <table:table-cell table:formula="of:=[.I165]/[.F165]" office:value-type="float" office:value="0.222222222222222">
            <text:p>0.22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66]/[.F166]" office:value-type="float" office:value="0.0769230769230769">
            <text:p>0.08</text:p>
          </table:table-cell>
          <table:table-cell table:formula="of:=[.I166]/[.F166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4000">
            <text:p>4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67]/[.F167]" office:value-type="float" office:value="0.0769230769230769">
            <text:p>0.08</text:p>
          </table:table-cell>
          <table:table-cell table:formula="of:=[.I167]/[.F167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40">
            <text:p>4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68]/[.F168]" office:value-type="float" office:value="0.0769230769230769">
            <text:p>0.08</text:p>
          </table:table-cell>
          <table:table-cell table:formula="of:=[.I168]/[.F168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69]/[.F169]" office:value-type="float" office:value="0.0769230769230769">
            <text:p>0.08</text:p>
          </table:table-cell>
          <table:table-cell table:formula="of:=[.I169]/[.F169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8"/>
          <table:table-cell table:style-name="ce18"/>
          <table:table-cell table:style-name="ce15" office:value-type="float" office:value="8000">
            <text:p>8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70]/[.F170]" office:value-type="float" office:value="0.0769230769230769">
            <text:p>0.08</text:p>
          </table:table-cell>
          <table:table-cell table:formula="of:=[.I170]/[.F170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float" office:value="0.08">
            <text:p>0.08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8000">
            <text:p>800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2">
            <text:p>32</text:p>
          </table:table-cell>
          <table:table-cell table:style-name="ce21" office:value-type="float" office:value="3">
            <text:p>3</text:p>
          </table:table-cell>
          <table:table-cell table:style-name="ce25"/>
          <table:table-cell table:style-name="ce32" office:value-type="float" office:value="5">
            <text:p>5</text:p>
          </table:table-cell>
          <table:table-cell table:formula="of:=[.G171]/[.F171]" office:value-type="float" office:value="0.09375">
            <text:p>0.09</text:p>
          </table:table-cell>
          <table:table-cell table:formula="of:=[.I171]/[.F171]" office:value-type="float" office:value="0.15625">
            <text:p>0.16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15" office:value-type="float" office:value="60">
            <text:p>60</text:p>
          </table:table-cell>
          <table:table-cell table:style-name="ce15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72]/[.F172]" office:value-type="float" office:value="0.1">
            <text:p>0.1</text:p>
          </table:table-cell>
          <table:table-cell table:formula="of:=[.I172]/[.F172]" office:value-type="float" office:value="0.2">
            <text:p>0.2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6" office:value-type="float" office:value="13">
            <text:p>13</text:p>
          </table:table-cell>
          <table:table-cell table:style-name="ce16" office:value-type="float" office:value="2000">
            <text:p>200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73]/[.F173]" office:value-type="float" office:value="0.0769230769230769">
            <text:p>0.08</text:p>
          </table:table-cell>
          <table:table-cell table:formula="of:=[.I173]/[.F173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74]/[.F174]" office:value-type="float" office:value="0.0769230769230769">
            <text:p>0.08</text:p>
          </table:table-cell>
          <table:table-cell table:formula="of:=[.I174]/[.F174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4000">
            <text:p>400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75]/[.F175]" office:value-type="float" office:value="0.0769230769230769">
            <text:p>0.08</text:p>
          </table:table-cell>
          <table:table-cell table:formula="of:=[.I175]/[.F175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76]/[.F176]" office:value-type="float" office:value="0.0769230769230769">
            <text:p>0.08</text:p>
          </table:table-cell>
          <table:table-cell table:formula="of:=[.I176]/[.F176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8000">
            <text:p>8000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20">
            <text:p>20</text:p>
          </table:table-cell>
          <table:table-cell table:style-name="ce21" office:value-type="float" office:value="2">
            <text:p>2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77]/[.F177]" office:value-type="float" office:value="0.1">
            <text:p>0.1</text:p>
          </table:table-cell>
          <table:table-cell table:formula="of:=[.I177]/[.F177]" office:value-type="float" office:value="0.2">
            <text:p>0.2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78]/[.F178]" office:value-type="float" office:value="0.0769230769230769">
            <text:p>0.08</text:p>
          </table:table-cell>
          <table:table-cell table:formula="of:=[.I178]/[.F178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6" office:value-type="float" office:value="17">
            <text:p>17</text:p>
          </table:table-cell>
          <table:table-cell table:style-name="ce16" office:value-type="float" office:value="2000">
            <text:p>2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3">
            <text:p>33</text:p>
          </table:table-cell>
          <table:table-cell table:style-name="ce21" office:value-type="float" office:value="3">
            <text:p>3</text:p>
          </table:table-cell>
          <table:table-cell table:style-name="ce25"/>
          <table:table-cell table:style-name="ce32" office:value-type="float" office:value="7">
            <text:p>7</text:p>
          </table:table-cell>
          <table:table-cell table:formula="of:=[.G179]/[.F179]" office:value-type="float" office:value="0.0909090909090909">
            <text:p>0.09</text:p>
          </table:table-cell>
          <table:table-cell table:formula="of:=[.I179]/[.F179]" office:value-type="float" office:value="0.212121212121212">
            <text:p>0.2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40">
            <text:p>40</text:p>
          </table:table-cell>
          <table:table-cell table:style-name="ce15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80]/[.F180]" office:value-type="float" office:value="0.0714285714285714">
            <text:p>0.07</text:p>
          </table:table-cell>
          <table:table-cell table:formula="of:=[.I180]/[.F180]" office:value-type="float" office:value="0.285714285714286">
            <text:p>0.29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5" office:value-type="float" office:value="50">
            <text:p>5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81]/[.F181]" office:value-type="float" office:value="0.0769230769230769">
            <text:p>0.08</text:p>
          </table:table-cell>
          <table:table-cell table:formula="of:=[.I181]/[.F181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60">
            <text:p>60</text:p>
          </table:table-cell>
          <table:table-cell table:style-name="ce15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82]/[.F182]" office:value-type="float" office:value="0.0833333333333333">
            <text:p>0.08</text:p>
          </table:table-cell>
          <table:table-cell table:formula="of:=[.I182]/[.F182]" office:value-type="float" office:value="0.25">
            <text:p>0.25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4000">
            <text:p>4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4">
            <text:p>14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5">
            <text:p>5</text:p>
          </table:table-cell>
          <table:table-cell table:formula="of:=[.G183]/[.F183]" office:value-type="float" office:value="0.0714285714285714">
            <text:p>0.07</text:p>
          </table:table-cell>
          <table:table-cell table:formula="of:=[.I183]/[.F183]" office:value-type="float" office:value="0.357142857142857">
            <text:p>0.36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40">
            <text:p>4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84]/[.F184]" office:value-type="float" office:value="0.0769230769230769">
            <text:p>0.08</text:p>
          </table:table-cell>
          <table:table-cell table:formula="of:=[.I184]/[.F184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8000">
            <text:p>8000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5">
            <text:p>25</text:p>
          </table:table-cell>
          <table:table-cell table:style-name="ce21" office:value-type="float" office:value="3">
            <text:p>3</text:p>
          </table:table-cell>
          <table:table-cell table:style-name="ce25"/>
          <table:table-cell table:style-name="ce32" office:value-type="float" office:value="5">
            <text:p>5</text:p>
          </table:table-cell>
          <table:table-cell table:formula="of:=[.G185]/[.F185]" office:value-type="float" office:value="0.12">
            <text:p>0.12</text:p>
          </table:table-cell>
          <table:table-cell table:formula="of:=[.I185]/[.F185]" office:value-type="float" office:value="0.2">
            <text:p>0.2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8" table:number-columns-repeated="2"/>
          <table:table-cell table:style-name="ce15" office:value-type="float" office:value="30">
            <text:p>3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86]/[.F186]" office:value-type="float" office:value="0.0769230769230769">
            <text:p>0.08</text:p>
          </table:table-cell>
          <table:table-cell table:formula="of:=[.I186]/[.F186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6" office:value-type="float" office:value="21">
            <text:p>21</text:p>
          </table:table-cell>
          <table:table-cell table:style-name="ce15" office:value-type="float" office:value="2000">
            <text:p>2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87]/[.F187]" office:value-type="float" office:value="0.0769230769230769">
            <text:p>0.08</text:p>
          </table:table-cell>
          <table:table-cell table:formula="of:=[.I187]/[.F187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4000">
            <text:p>400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4">
            <text:p>4</text:p>
          </table:table-cell>
          <table:table-cell table:formula="of:=[.G188]/[.F188]" office:value-type="float" office:value="0.0769230769230769">
            <text:p>0.08</text:p>
          </table:table-cell>
          <table:table-cell table:formula="of:=[.I188]/[.F188]" office:value-type="float" office:value="0.307692307692308">
            <text:p>0.31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8"/>
          <table:table-cell table:style-name="ce15" office:value-type="float" office:value="40">
            <text:p>4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89]/[.F189]" office:value-type="float" office:value="0.0769230769230769">
            <text:p>0.08</text:p>
          </table:table-cell>
          <table:table-cell table:formula="of:=[.I189]/[.F189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8000">
            <text:p>8000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13">
            <text:p>13</text:p>
          </table:table-cell>
          <table:table-cell table:style-name="ce21" office:value-type="float" office:value="1">
            <text:p>1</text:p>
          </table:table-cell>
          <table:table-cell table:style-name="ce25"/>
          <table:table-cell table:style-name="ce32" office:value-type="float" office:value="3">
            <text:p>3</text:p>
          </table:table-cell>
          <table:table-cell table:formula="of:=[.G190]/[.F190]" office:value-type="float" office:value="0.0769230769230769">
            <text:p>0.08</text:p>
          </table:table-cell>
          <table:table-cell table:formula="of:=[.I190]/[.F190]" office:value-type="float" office:value="0.230769230769231">
            <text:p>0.23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style-name="ce19" table:number-columns-repeated="2"/>
          <table:table-cell table:style-name="ce20" office:value-type="float" office:value="30">
            <text:p>30</text:p>
          </table:table-cell>
          <table:table-cell table:style-name="ce20" office:value-type="float" office:value="13">
            <text:p>13</text:p>
          </table:table-cell>
          <table:table-cell table:style-name="ce22" office:value-type="float" office:value="1">
            <text:p>1</text:p>
          </table:table-cell>
          <table:table-cell table:style-name="ce26"/>
          <table:table-cell table:style-name="ce33" office:value-type="float" office:value="3">
            <text:p>3</text:p>
          </table:table-cell>
          <table:table-cell table:formula="of:=[.G191]/[.F191]" office:value-type="float" office:value="0.0769230769230769">
            <text:p>0.08</text:p>
          </table:table-cell>
          <table:table-cell table:formula="of:=[.I191]/[.F191]" office:value-type="float" office:value="0.230769230769231">
            <text:p>0.23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number-columns-repeated="2" table:default-cell-style-name="ce11"/>
        <table:table-column table:style-name="co1" table:default-cell-style-name="ce28"/>
        <table:table-column table:style-name="co1" table:default-cell-style-name="Default"/>
        <table:table-column table:style-name="co7" table:default-cell-style-name="ce2"/>
        <table:table-column table:style-name="co1" table:number-columns-repeated="6" table:default-cell-style-name="ce11"/>
        <table:table-column table:style-name="co1" table:default-cell-style-name="ce28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8"/>
          <table:table-cell/>
          <table:table-cell table:style-name="Default" office:value-type="string">
            <text:p>totalMppObjects/numMppSegments</text:p>
          </table:table-cell>
          <table:table-cell table:style-name="Default" office:value-type="float" office:value="0.02">
            <text:p>0.02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2666">
            <text:p>2666</text:p>
          </table:table-cell>
          <table:table-cell table:style-name="Default" office:value-type="float" office:value="35">
            <text:p>35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office:value-type="string">
            <text:p>totalMppObjects/percentMotion</text:p>
          </table:table-cell>
          <table:table-cell table:style-name="Default" office:value-type="float" office:value="0.03">
            <text:p>0.03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2666">
            <text:p>2666</text:p>
          </table:table-cell>
          <table:table-cell table:style-name="Default" office:value-type="float" office:value="50">
            <text:p>5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office:value-type="string">
            <text:p>default</text:p>
          </table:table-cell>
          <table:table-cell table:style-name="Default" office:value-type="float" office:value="0.03">
            <text:p>0.03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5000">
            <text:p>5000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office:value-type="string">
            <text:p>average</text:p>
          </table:table-cell>
          <table:table-cell table:style-name="Default" table:formula="of:=AVERAGE([.L7:.L27])" office:value-type="float" office:value="0.0347619047619048">
            <text:p>0.03</text:p>
          </table:table-cell>
          <table:table-cell table:style-name="Default" table:formula="of:=AVERAGE([.M7:.M27])" office:value-type="float" office:value="16.6190476190476">
            <text:p>16.62</text:p>
          </table:table-cell>
          <table:table-cell table:style-name="Default" table:formula="of:=AVERAGE([.N7:.N27])" office:value-type="float" office:value="2666.66666666667">
            <text:p>2666.67</text:p>
          </table:table-cell>
          <table:table-cell table:style-name="Default" table:formula="of:=AVERAGE([.O7:.O27])" office:value-type="float" office:value="50">
            <text:p>5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>
            <table:cell-range-source table:name="HTML_tables" xlink:href="http://localhost:28080/LDE/speedupAnalysis/table" table:filter-name="calc_HTML_WebQuery" table:last-column-spanned="8" table:last-row-spanned="128" table:refresh-delay="PT00H03M00S"/>
            <text:p>video</text:p>
          </table:table-cell>
          <table:table-cell table:style-name="ce10" office:value-type="string">
            <text:p>alpha</text:p>
          </table:table-cell>
          <table:table-cell table:style-name="ce10" office:value-type="string">
            <text:p>median</text:p>
          </table:table-cell>
          <table:table-cell table:style-name="ce10" office:value-type="string">
            <text:p>momentum_threshold</text:p>
          </table:table-cell>
          <table:table-cell table:style-name="ce10" office:value-type="string">
            <text:p>picture_threshold</text:p>
          </table:table-cell>
          <table:table-cell table:style-name="ce10" office:value-type="string">
            <text:p>totalMppObjects</text:p>
          </table:table-cell>
          <table:table-cell table:style-name="ce10" office:value-type="string">
            <text:p>numMppSegments</text:p>
          </table:table-cell>
          <table:table-cell table:style-name="ce27" office:value-type="string">
            <text:p>percentMotion</text:p>
          </table:table-cell>
          <table:table-cell/>
          <table:table-cell table:style-name="ce1" office:value-type="string">
            <text:p>video</text:p>
          </table:table-cell>
          <table:table-cell table:style-name="ce10" office:value-type="string">
            <text:p>alpha</text:p>
          </table:table-cell>
          <table:table-cell table:style-name="ce10" office:value-type="string">
            <text:p>median</text:p>
          </table:table-cell>
          <table:table-cell table:style-name="ce10" office:value-type="string">
            <text:p>momentum_threshold</text:p>
          </table:table-cell>
          <table:table-cell table:style-name="ce10" office:value-type="string">
            <text:p>picture_threshold</text:p>
          </table:table-cell>
          <table:table-cell table:style-name="ce10" office:value-type="string">
            <text:p>totalMppObjects</text:p>
          </table:table-cell>
          <table:table-cell table:style-name="ce10" office:value-type="string">
            <text:p>numMppSegments</text:p>
          </table:table-cell>
          <table:table-cell table:style-name="ce27" office:value-type="string">
            <text:p>percentMotion</text:p>
          </table:table-cell>
          <table:table-cell/>
          <table:table-cell office:value-type="string">
            <text:p>t/p</text:p>
          </table:table-cell>
          <table:table-cell office:value-type="string">
            <text:p>t/n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table:formula="of:=[.P7]/[.R7]" office:value-type="float" office:value="0.357142857142857">
            <text:p>0.36</text:p>
          </table:table-cell>
          <table:table-cell table:formula="of:=[.P7]/[.Q7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table:formula="of:=[.P8]/[.R8]" office:value-type="float" office:value="0.357142857142857">
            <text:p>0.36</text:p>
          </table:table-cell>
          <table:table-cell table:formula="of:=[.P8]/[.Q8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9]/[.R9]" office:value-type="float" office:value="0.307692307692308">
            <text:p>0.31</text:p>
          </table:table-cell>
          <table:table-cell table:formula="of:=[.P9]/[.Q9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10]/[.R10]" office:value-type="float" office:value="0.307692307692308">
            <text:p>0.31</text:p>
          </table:table-cell>
          <table:table-cell table:formula="of:=[.P10]/[.Q10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11]/[.R11]" office:value-type="float" office:value="0.307692307692308">
            <text:p>0.31</text:p>
          </table:table-cell>
          <table:table-cell table:formula="of:=[.P11]/[.Q11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12]/[.R12]" office:value-type="float" office:value="0.307692307692308">
            <text:p>0.31</text:p>
          </table:table-cell>
          <table:table-cell table:formula="of:=[.P12]/[.Q12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13]/[.R13]" office:value-type="float" office:value="0.307692307692308">
            <text:p>0.31</text:p>
          </table:table-cell>
          <table:table-cell table:formula="of:=[.P13]/[.Q13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14]/[.R14]" office:value-type="float" office:value="0.307692307692308">
            <text:p>0.31</text:p>
          </table:table-cell>
          <table:table-cell table:formula="of:=[.P14]/[.Q14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15]/[.R15]" office:value-type="float" office:value="0.307692307692308">
            <text:p>0.31</text:p>
          </table:table-cell>
          <table:table-cell table:formula="of:=[.P15]/[.Q15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16]/[.R16]" office:value-type="float" office:value="0.307692307692308">
            <text:p>0.31</text:p>
          </table:table-cell>
          <table:table-cell table:formula="of:=[.P16]/[.Q16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17]/[.R17]" office:value-type="float" office:value="0.307692307692308">
            <text:p>0.31</text:p>
          </table:table-cell>
          <table:table-cell table:formula="of:=[.P17]/[.Q17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18]/[.R18]" office:value-type="float" office:value="0.307692307692308">
            <text:p>0.31</text:p>
          </table:table-cell>
          <table:table-cell table:formula="of:=[.P18]/[.Q18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19]/[.R19]" office:value-type="float" office:value="0.307692307692308">
            <text:p>0.31</text:p>
          </table:table-cell>
          <table:table-cell table:formula="of:=[.P19]/[.Q19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20]/[.R20]" office:value-type="float" office:value="0.307692307692308">
            <text:p>0.31</text:p>
          </table:table-cell>
          <table:table-cell table:formula="of:=[.P20]/[.Q20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21]/[.R21]" office:value-type="float" office:value="0.307692307692308">
            <text:p>0.31</text:p>
          </table:table-cell>
          <table:table-cell table:formula="of:=[.P21]/[.Q21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22]/[.R22]" office:value-type="float" office:value="0.307692307692308">
            <text:p>0.31</text:p>
          </table:table-cell>
          <table:table-cell table:formula="of:=[.P22]/[.Q22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23]/[.R23]" office:value-type="float" office:value="0.307692307692308">
            <text:p>0.31</text:p>
          </table:table-cell>
          <table:table-cell table:formula="of:=[.P23]/[.Q23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24]/[.R24]" office:value-type="float" office:value="0.307692307692308">
            <text:p>0.31</text:p>
          </table:table-cell>
          <table:table-cell table:formula="of:=[.P24]/[.Q24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25]/[.R25]" office:value-type="float" office:value="0.307692307692308">
            <text:p>0.31</text:p>
          </table:table-cell>
          <table:table-cell table:formula="of:=[.P25]/[.Q25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26]/[.R26]" office:value-type="float" office:value="0.307692307692308">
            <text:p>0.31</text:p>
          </table:table-cell>
          <table:table-cell table:formula="of:=[.P26]/[.Q26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27]/[.R27]" office:value-type="float" office:value="0.307692307692308">
            <text:p>0.31</text:p>
          </table:table-cell>
          <table:table-cell table:formula="of:=[.P27]/[.Q27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28]/[.R28]" office:value-type="float" office:value="0.307692307692308">
            <text:p>0.31</text:p>
          </table:table-cell>
          <table:table-cell table:formula="of:=[.P28]/[.Q28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29]/[.R29]" office:value-type="float" office:value="0.307692307692308">
            <text:p>0.31</text:p>
          </table:table-cell>
          <table:table-cell table:formula="of:=[.P29]/[.Q29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30]/[.R30]" office:value-type="float" office:value="0.307692307692308">
            <text:p>0.31</text:p>
          </table:table-cell>
          <table:table-cell table:formula="of:=[.P30]/[.Q30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31]/[.R31]" office:value-type="float" office:value="0.307692307692308">
            <text:p>0.31</text:p>
          </table:table-cell>
          <table:table-cell table:formula="of:=[.P31]/[.Q31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32]/[.R32]" office:value-type="float" office:value="0.307692307692308">
            <text:p>0.31</text:p>
          </table:table-cell>
          <table:table-cell table:formula="of:=[.P32]/[.Q32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33]/[.R33]" office:value-type="float" office:value="0.307692307692308">
            <text:p>0.31</text:p>
          </table:table-cell>
          <table:table-cell table:formula="of:=[.P33]/[.Q33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34]/[.R34]" office:value-type="float" office:value="0.307692307692308">
            <text:p>0.31</text:p>
          </table:table-cell>
          <table:table-cell table:formula="of:=[.P34]/[.Q34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35]/[.R35]" office:value-type="float" office:value="0.307692307692308">
            <text:p>0.31</text:p>
          </table:table-cell>
          <table:table-cell table:formula="of:=[.P35]/[.Q35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table:formula="of:=[.P36]/[.R36]" office:value-type="float" office:value="0.285714285714286">
            <text:p>0.29</text:p>
          </table:table-cell>
          <table:table-cell table:formula="of:=[.P36]/[.Q36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table:formula="of:=[.P37]/[.R37]" office:value-type="float" office:value="0.285714285714286">
            <text:p>0.29</text:p>
          </table:table-cell>
          <table:table-cell table:formula="of:=[.P37]/[.Q37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table:formula="of:=[.P38]/[.R38]" office:value-type="float" office:value="0.285714285714286">
            <text:p>0.29</text:p>
          </table:table-cell>
          <table:table-cell table:formula="of:=[.P38]/[.Q38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table:formula="of:=[.P39]/[.R39]" office:value-type="float" office:value="0.285714285714286">
            <text:p>0.29</text:p>
          </table:table-cell>
          <table:table-cell table:formula="of:=[.P39]/[.Q39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table:formula="of:=[.P40]/[.R40]" office:value-type="float" office:value="0.285714285714286">
            <text:p>0.29</text:p>
          </table:table-cell>
          <table:table-cell table:formula="of:=[.P40]/[.Q40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f:=[.P41]/[.R41]" office:value-type="float" office:value="0.25">
            <text:p>0.25</text:p>
          </table:table-cell>
          <table:table-cell table:formula="of:=[.P41]/[.Q41]" office:value-type="float" office:value="2.5">
            <text:p>2.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f:=[.P42]/[.R42]" office:value-type="float" office:value="0.25">
            <text:p>0.25</text:p>
          </table:table-cell>
          <table:table-cell table:formula="of:=[.P42]/[.Q42]" office:value-type="float" office:value="2.5">
            <text:p>2.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f:=[.P43]/[.R43]" office:value-type="float" office:value="0.25">
            <text:p>0.25</text:p>
          </table:table-cell>
          <table:table-cell table:formula="of:=[.P43]/[.Q43]" office:value-type="float" office:value="2.5">
            <text:p>2.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f:=[.P44]/[.R44]" office:value-type="float" office:value="0.25">
            <text:p>0.25</text:p>
          </table:table-cell>
          <table:table-cell table:formula="of:=[.P44]/[.Q44]" office:value-type="float" office:value="2.5">
            <text:p>2.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f:=[.P45]/[.R45]" office:value-type="float" office:value="0.25">
            <text:p>0.25</text:p>
          </table:table-cell>
          <table:table-cell table:formula="of:=[.P45]/[.Q45]" office:value-type="float" office:value="2.5">
            <text:p>2.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table:formula="of:=[.P46]/[.R46]" office:value-type="float" office:value="0.25">
            <text:p>0.25</text:p>
          </table:table-cell>
          <table:table-cell table:formula="of:=[.P46]/[.Q46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47]/[.R47]" office:value-type="float" office:value="0.230769230769231">
            <text:p>0.23</text:p>
          </table:table-cell>
          <table:table-cell table:formula="of:=[.P47]/[.Q47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48]/[.R48]" office:value-type="float" office:value="0.230769230769231">
            <text:p>0.23</text:p>
          </table:table-cell>
          <table:table-cell table:formula="of:=[.P48]/[.Q48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49]/[.R49]" office:value-type="float" office:value="0.230769230769231">
            <text:p>0.23</text:p>
          </table:table-cell>
          <table:table-cell table:formula="of:=[.P49]/[.Q49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50]/[.R50]" office:value-type="float" office:value="0.230769230769231">
            <text:p>0.23</text:p>
          </table:table-cell>
          <table:table-cell table:formula="of:=[.P50]/[.Q50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51]/[.R51]" office:value-type="float" office:value="0.230769230769231">
            <text:p>0.23</text:p>
          </table:table-cell>
          <table:table-cell table:formula="of:=[.P51]/[.Q51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52]/[.R52]" office:value-type="float" office:value="0.230769230769231">
            <text:p>0.23</text:p>
          </table:table-cell>
          <table:table-cell table:formula="of:=[.P52]/[.Q52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53]/[.R53]" office:value-type="float" office:value="0.230769230769231">
            <text:p>0.23</text:p>
          </table:table-cell>
          <table:table-cell table:formula="of:=[.P53]/[.Q53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54]/[.R54]" office:value-type="float" office:value="0.230769230769231">
            <text:p>0.23</text:p>
          </table:table-cell>
          <table:table-cell table:formula="of:=[.P54]/[.Q54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55]/[.R55]" office:value-type="float" office:value="0.230769230769231">
            <text:p>0.23</text:p>
          </table:table-cell>
          <table:table-cell table:formula="of:=[.P55]/[.Q55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56]/[.R56]" office:value-type="float" office:value="0.230769230769231">
            <text:p>0.23</text:p>
          </table:table-cell>
          <table:table-cell table:formula="of:=[.P56]/[.Q56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57]/[.R57]" office:value-type="float" office:value="0.230769230769231">
            <text:p>0.23</text:p>
          </table:table-cell>
          <table:table-cell table:formula="of:=[.P57]/[.Q57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58]/[.R58]" office:value-type="float" office:value="0.230769230769231">
            <text:p>0.23</text:p>
          </table:table-cell>
          <table:table-cell table:formula="of:=[.P58]/[.Q58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59]/[.R59]" office:value-type="float" office:value="0.230769230769231">
            <text:p>0.23</text:p>
          </table:table-cell>
          <table:table-cell table:formula="of:=[.P59]/[.Q59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60]/[.R60]" office:value-type="float" office:value="0.230769230769231">
            <text:p>0.23</text:p>
          </table:table-cell>
          <table:table-cell table:formula="of:=[.P60]/[.Q60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61]/[.R61]" office:value-type="float" office:value="0.230769230769231">
            <text:p>0.23</text:p>
          </table:table-cell>
          <table:table-cell table:formula="of:=[.P61]/[.Q61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62]/[.R62]" office:value-type="float" office:value="0.230769230769231">
            <text:p>0.23</text:p>
          </table:table-cell>
          <table:table-cell table:formula="of:=[.P62]/[.Q62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63]/[.R63]" office:value-type="float" office:value="0.230769230769231">
            <text:p>0.23</text:p>
          </table:table-cell>
          <table:table-cell table:formula="of:=[.P63]/[.Q63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64]/[.R64]" office:value-type="float" office:value="0.230769230769231">
            <text:p>0.23</text:p>
          </table:table-cell>
          <table:table-cell table:formula="of:=[.P64]/[.Q64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65]/[.R65]" office:value-type="float" office:value="0.230769230769231">
            <text:p>0.23</text:p>
          </table:table-cell>
          <table:table-cell table:formula="of:=[.P65]/[.Q65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66]/[.R66]" office:value-type="float" office:value="0.230769230769231">
            <text:p>0.23</text:p>
          </table:table-cell>
          <table:table-cell table:formula="of:=[.P66]/[.Q66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67]/[.R67]" office:value-type="float" office:value="0.230769230769231">
            <text:p>0.23</text:p>
          </table:table-cell>
          <table:table-cell table:formula="of:=[.P67]/[.Q67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68]/[.R68]" office:value-type="float" office:value="0.230769230769231">
            <text:p>0.23</text:p>
          </table:table-cell>
          <table:table-cell table:formula="of:=[.P68]/[.Q68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69]/[.R69]" office:value-type="float" office:value="0.230769230769231">
            <text:p>0.23</text:p>
          </table:table-cell>
          <table:table-cell table:formula="of:=[.P69]/[.Q69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70]/[.R70]" office:value-type="float" office:value="0.230769230769231">
            <text:p>0.23</text:p>
          </table:table-cell>
          <table:table-cell table:formula="of:=[.P70]/[.Q70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71]/[.R71]" office:value-type="float" office:value="0.230769230769231">
            <text:p>0.23</text:p>
          </table:table-cell>
          <table:table-cell table:formula="of:=[.P71]/[.Q71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72]/[.R72]" office:value-type="float" office:value="0.230769230769231">
            <text:p>0.23</text:p>
          </table:table-cell>
          <table:table-cell table:formula="of:=[.P72]/[.Q72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73]/[.R73]" office:value-type="float" office:value="0.230769230769231">
            <text:p>0.23</text:p>
          </table:table-cell>
          <table:table-cell table:formula="of:=[.P73]/[.Q73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74]/[.R74]" office:value-type="float" office:value="0.230769230769231">
            <text:p>0.23</text:p>
          </table:table-cell>
          <table:table-cell table:formula="of:=[.P74]/[.Q74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75]/[.R75]" office:value-type="float" office:value="0.230769230769231">
            <text:p>0.23</text:p>
          </table:table-cell>
          <table:table-cell table:formula="of:=[.P75]/[.Q75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76]/[.R76]" office:value-type="float" office:value="0.230769230769231">
            <text:p>0.23</text:p>
          </table:table-cell>
          <table:table-cell table:formula="of:=[.P76]/[.Q76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77]/[.R77]" office:value-type="float" office:value="0.230769230769231">
            <text:p>0.23</text:p>
          </table:table-cell>
          <table:table-cell table:formula="of:=[.P77]/[.Q77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78]/[.R78]" office:value-type="float" office:value="0.230769230769231">
            <text:p>0.23</text:p>
          </table:table-cell>
          <table:table-cell table:formula="of:=[.P78]/[.Q78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79]/[.R79]" office:value-type="float" office:value="0.230769230769231">
            <text:p>0.23</text:p>
          </table:table-cell>
          <table:table-cell table:formula="of:=[.P79]/[.Q79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80]/[.R80]" office:value-type="float" office:value="0.230769230769231">
            <text:p>0.23</text:p>
          </table:table-cell>
          <table:table-cell table:formula="of:=[.P80]/[.Q80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81]/[.R81]" office:value-type="float" office:value="0.230769230769231">
            <text:p>0.23</text:p>
          </table:table-cell>
          <table:table-cell table:formula="of:=[.P81]/[.Q81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table:formula="of:=[.P82]/[.R82]" office:value-type="float" office:value="0.230769230769231">
            <text:p>0.23</text:p>
          </table:table-cell>
          <table:table-cell table:formula="of:=[.P82]/[.Q82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table:formula="of:=[.P83]/[.R83]" office:value-type="float" office:value="0.227272727272727">
            <text:p>0.23</text:p>
          </table:table-cell>
          <table:table-cell table:formula="of:=[.P83]/[.Q83]" office:value-type="float" office:value="2.5">
            <text:p>2.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/>
          <table:table-cell table:formula="of:=[.P84]/[.R84]" office:value-type="float" office:value="0.222222222222222">
            <text:p>0.22</text:p>
          </table:table-cell>
          <table:table-cell table:formula="of:=[.P84]/[.Q84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2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/>
          <table:table-cell table:formula="of:=[.P85]/[.R85]" office:value-type="float" office:value="0.214285714285714">
            <text:p>0.21</text:p>
          </table:table-cell>
          <table:table-cell table:formula="of:=[.P85]/[.Q85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table:formula="of:=[.P86]/[.R86]" office:value-type="float" office:value="0.214285714285714">
            <text:p>0.21</text:p>
          </table:table-cell>
          <table:table-cell table:formula="of:=[.P86]/[.Q86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table:formula="of:=[.P87]/[.R87]" office:value-type="float" office:value="0.214285714285714">
            <text:p>0.21</text:p>
          </table:table-cell>
          <table:table-cell table:formula="of:=[.P87]/[.Q87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/>
          <table:table-cell table:formula="of:=[.P88]/[.R88]" office:value-type="float" office:value="0.212121212121212">
            <text:p>0.21</text:p>
          </table:table-cell>
          <table:table-cell table:formula="of:=[.P88]/[.Q88]" office:value-type="float" office:value="2.33333333333333">
            <text:p>2.3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table:formula="of:=[.P89]/[.R89]" office:value-type="float" office:value="0.208333333333333">
            <text:p>0.21</text:p>
          </table:table-cell>
          <table:table-cell table:formula="of:=[.P89]/[.Q89]" office:value-type="float" office:value="2.5">
            <text:p>2.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2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table:formula="of:=[.P90]/[.R90]" office:value-type="float" office:value="0.2">
            <text:p>0.2</text:p>
          </table:table-cell>
          <table:table-cell table:formula="of:=[.P90]/[.Q90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table:formula="of:=[.P91]/[.R91]" office:value-type="float" office:value="0.2">
            <text:p>0.2</text:p>
          </table:table-cell>
          <table:table-cell table:formula="of:=[.P91]/[.Q91]" office:value-type="float" office:value="1.66666666666667">
            <text:p>1.67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f:=[.P92]/[.R92]" office:value-type="float" office:value="0.2">
            <text:p>0.2</text:p>
          </table:table-cell>
          <table:table-cell table:formula="of:=[.P92]/[.Q92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f:=[.P93]/[.R93]" office:value-type="float" office:value="0.2">
            <text:p>0.2</text:p>
          </table:table-cell>
          <table:table-cell table:formula="of:=[.P93]/[.Q93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4">
            <text:p>0.04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f:=[.P94]/[.R94]" office:value-type="float" office:value="0.2">
            <text:p>0.2</text:p>
          </table:table-cell>
          <table:table-cell table:formula="of:=[.P94]/[.Q94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table:formula="of:=[.P95]/[.R95]" office:value-type="float" office:value="0.2">
            <text:p>0.2</text:p>
          </table:table-cell>
          <table:table-cell table:formula="of:=[.P95]/[.Q95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/>
          <table:table-cell table:formula="of:=[.P96]/[.R96]" office:value-type="float" office:value="0.192307692307692">
            <text:p>0.19</text:p>
          </table:table-cell>
          <table:table-cell table:formula="of:=[.P96]/[.Q96]" office:value-type="float" office:value="1.66666666666667">
            <text:p>1.67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12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table:formula="of:=[.P97]/[.R97]" office:value-type="float" office:value="0.1875">
            <text:p>0.19</text:p>
          </table:table-cell>
          <table:table-cell table:formula="of:=[.P97]/[.Q97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/>
          <table:table-cell table:formula="of:=[.P98]/[.R98]" office:value-type="float" office:value="0.181818181818182">
            <text:p>0.18</text:p>
          </table:table-cell>
          <table:table-cell table:formula="of:=[.P98]/[.Q98]" office:value-type="float" office:value="1.33333333333333">
            <text:p>1.3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table:formula="of:=[.P99]/[.R99]" office:value-type="float" office:value="0.181818181818182">
            <text:p>0.18</text:p>
          </table:table-cell>
          <table:table-cell table:formula="of:=[.P99]/[.Q99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table:formula="of:=[.P100]/[.R100]" office:value-type="float" office:value="0.173913043478261">
            <text:p>0.17</text:p>
          </table:table-cell>
          <table:table-cell table:formula="of:=[.P100]/[.Q100]" office:value-type="float" office:value="1.33333333333333">
            <text:p>1.3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table:formula="of:=[.P101]/[.R101]" office:value-type="float" office:value="0.173913043478261">
            <text:p>0.17</text:p>
          </table:table-cell>
          <table:table-cell table:formula="of:=[.P101]/[.Q101]" office:value-type="float" office:value="1.33333333333333">
            <text:p>1.33</text:p>
          </table:table-cell>
        </table:table-row>
        <table:table-row table:style-name="ro1"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/>
          <table:table-cell table:formula="of:=[.P102]/[.R102]" office:value-type="float" office:value="0.166666666666667">
            <text:p>0.17</text:p>
          </table:table-cell>
          <table:table-cell table:formula="of:=[.P102]/[.Q102]" office:value-type="float" office:value="1.33333333333333">
            <text:p>1.33</text:p>
          </table:table-cell>
        </table:table-row>
        <table:table-row table:style-name="ro1">
          <table:table-cell/>
          <table:table-cell office:value-type="string">
            <text:p>/mnt/21FEB0300001812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/>
          <table:table-cell table:formula="of:=[.P103]/[.R103]" office:value-type="float" office:value="0.166666666666667">
            <text:p>0.17</text:p>
          </table:table-cell>
          <table:table-cell table:formula="of:=[.P103]/[.Q103]" office:value-type="float" office:value="1.66666666666667">
            <text:p>1.67</text:p>
          </table:table-cell>
        </table:table-row>
        <table:table-row table:style-name="ro1">
          <table:table-cell/>
          <table:table-cell office:value-type="string">
            <text:p>/mnt/21FEB03000018124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table:formula="of:=[.P104]/[.R104]" office:value-type="float" office:value="0.166666666666667">
            <text:p>0.17</text:p>
          </table:table-cell>
          <table:table-cell table:formula="of:=[.P104]/[.Q104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/mnt/21FEB03000018124.mpg</text:p>
          </table:table-cell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formula="of:=[.P105]/[.R105]" office:value-type="float" office:value="0.166666666666667">
            <text:p>0.17</text:p>
          </table:table-cell>
          <table:table-cell table:formula="of:=[.P105]/[.Q105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/mnt/21FEB03000018124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table:formula="of:=[.P106]/[.R106]" office:value-type="float" office:value="0.16">
            <text:p>0.16</text:p>
          </table:table-cell>
          <table:table-cell table:formula="of:=[.P106]/[.Q106]"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/mnt/21FEB03000018124.mpg</text:p>
          </table:table-cell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table:formula="of:=[.P107]/[.R107]" office:value-type="float" office:value="0.16">
            <text:p>0.16</text:p>
          </table:table-cell>
          <table:table-cell table:formula="of:=[.P107]/[.Q107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8">
            <text:p>0.08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/>
          <table:table-cell table:formula="of:=[.P108]/[.R108]" office:value-type="float" office:value="0.15625">
            <text:p>0.16</text:p>
          </table:table-cell>
          <table:table-cell table:formula="of:=[.P108]/[.Q108]" office:value-type="float" office:value="1.66666666666667">
            <text:p>1.67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table:formula="of:=[.P109]/[.R109]" office:value-type="float" office:value="0.153846153846154">
            <text:p>0.15</text:p>
          </table:table-cell>
          <table:table-cell table:formula="of:=[.P109]/[.Q109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formula="of:=[.P110]/[.R110]" office:value-type="float" office:value="0.15">
            <text:p>0.15</text:p>
          </table:table-cell>
          <table:table-cell table:formula="of:=[.P110]/[.Q110]"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table:style-name="ce3" office:value-type="string">
            <text:p>/mnt/21FEB03000018072.mpg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8000">
            <text:p>80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29" office:value-type="float" office:value="28">
            <text:p>28</text:p>
          </table:table-cell>
          <table:table-cell/>
          <table:table-cell table:formula="of:=[.P111]/[.R111]" office:value-type="float" office:value="0.142857142857143">
            <text:p>0.14</text:p>
          </table:table-cell>
          <table:table-cell table:formula="of:=[.P111]/[.Q111]" office:value-type="float" office:value="1.33333333333333">
            <text:p>1.33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table:formula="of:=[.P112]/[.R112]" office:value-type="float" office:value="0.142857142857143">
            <text:p>0.14</text:p>
          </table:table-cell>
          <table:table-cell table:formula="of:=[.P112]/[.Q112]"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/>
          <table:table-cell table:formula="of:=[.P113]/[.R113]" office:value-type="float" office:value="0.142857142857143">
            <text:p>0.14</text:p>
          </table:table-cell>
          <table:table-cell table:formula="of:=[.P113]/[.Q113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/>
          <table:table-cell table:formula="of:=[.P114]/[.R114]" office:value-type="float" office:value="0.142857142857143">
            <text:p>0.14</text:p>
          </table:table-cell>
          <table:table-cell table:formula="of:=[.P114]/[.Q114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/mnt/21FEB03000018194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8000">
            <text:p>80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/>
          <table:table-cell table:formula="of:=[.P115]/[.R115]" office:value-type="float" office:value="0.138888888888889">
            <text:p>0.14</text:p>
          </table:table-cell>
          <table:table-cell table:formula="of:=[.P115]/[.Q115]" office:value-type="float" office:value="1.66666666666667">
            <text:p>1.67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table:formula="of:=[.P116]/[.R116]" office:value-type="float" office:value="0.137931034482759">
            <text:p>0.14</text:p>
          </table:table-cell>
          <table:table-cell table:formula="of:=[.P116]/[.Q116]" office:value-type="float" office:value="1.33333333333333">
            <text:p>1.33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/>
          <table:table-cell table:formula="of:=[.P117]/[.R117]" office:value-type="float" office:value="0.137931034482759">
            <text:p>0.14</text:p>
          </table:table-cell>
          <table:table-cell table:formula="of:=[.P117]/[.Q117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9">
            <text:p>9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table:formula="of:=[.P118]/[.R118]" office:value-type="float" office:value="0.136363636363636">
            <text:p>0.14</text:p>
          </table:table-cell>
          <table:table-cell table:formula="of:=[.P118]/[.Q118]"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/>
          <table:table-cell table:formula="of:=[.P119]/[.R119]" office:value-type="float" office:value="0.136363636363636">
            <text:p>0.14</text:p>
          </table:table-cell>
          <table:table-cell table:formula="of:=[.P119]/[.Q119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/>
          <table:table-cell table:formula="of:=[.P120]/[.R120]" office:value-type="float" office:value="0.125">
            <text:p>0.13</text:p>
          </table:table-cell>
          <table:table-cell table:formula="of:=[.P120]/[.Q120]" office:value-type="float" office:value="1.33333333333333">
            <text:p>1.33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/>
          <table:table-cell table:formula="of:=[.P121]/[.R121]" office:value-type="float" office:value="0.125">
            <text:p>0.13</text:p>
          </table:table-cell>
          <table:table-cell table:formula="of:=[.P121]/[.Q121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table:formula="of:=[.P122]/[.R122]" office:value-type="float" office:value="0.12">
            <text:p>0.12</text:p>
          </table:table-cell>
          <table:table-cell table:formula="of:=[.P122]/[.Q122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/>
          <table:table-cell table:formula="of:=[.P123]/[.R123]" office:value-type="float" office:value="0.103448275862069">
            <text:p>0.1</text:p>
          </table:table-cell>
          <table:table-cell table:formula="of:=[.P123]/[.Q123]"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9">
            <text:p>9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table:formula="of:=[.P124]/[.R124]" office:value-type="float" office:value="0.1">
            <text:p>0.1</text:p>
          </table:table-cell>
          <table:table-cell table:formula="of:=[.P124]/[.Q124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/>
          <table:table-cell table:formula="of:=[.P125]/[.R125]" office:value-type="float" office:value="0.0967741935483871">
            <text:p>0.1</text:p>
          </table:table-cell>
          <table:table-cell table:formula="of:=[.P125]/[.Q125]"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/mnt/21FEB03000018124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table:number-columns-repeated="2"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table:formula="of:=[.P126]/[.R126]" office:value-type="float" office:value="0.0882352941176471">
            <text:p>0.09</text:p>
          </table:table-cell>
          <table:table-cell table:formula="of:=[.P126]/[.Q126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21">
            <text:p>21</text:p>
          </table:table-cell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office:value-type="string">
            <text:p>/mnt/21FEB03000018072.mpg</text:p>
          </table:table-cell>
          <table:table-cell office:value-type="float" office:value="0.02">
            <text:p>0.02</text:p>
          </table:table-cell>
          <table:table-cell office:value-type="float" office:value="9">
            <text:p>9</text:p>
          </table:table-cell>
          <table:table-cell office:value-type="float" office:value="8000">
            <text:p>80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3" office:value-type="string">
            <text:p>/mnt/21FEB03000018072.mpg</text:p>
          </table:table-cell>
          <table:table-cell table:style-name="ce12" office:value-type="float" office:value="0.08">
            <text:p>0.0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8000">
            <text:p>8000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29" office:value-type="float" office:value="28">
            <text:p>28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 office:value-type="string">
            <text:p>Filter</text:p>
          </table:table-cell>
          <table:table-cell table:style-name="Default" table:number-columns-repeated="7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4"/>
          <table:table-cell table:style-name="ce13" table:number-columns-repeated="4"/>
          <table:table-cell table:style-name="ce23" office:value-type="string">
            <text:p>video</text:p>
          </table:table-cell>
          <table:table-cell table:style-name="ce13"/>
          <table:table-cell table:style-name="ce30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5" office:value-type="string">
            <text:p>alpha</text:p>
          </table:table-cell>
          <table:table-cell table:style-name="ce14" office:value-type="string">
            <text:p>median</text:p>
          </table:table-cell>
          <table:table-cell table:style-name="ce14" office:value-type="string">
            <text:p>momentum_threshold</text:p>
          </table:table-cell>
          <table:table-cell table:style-name="ce14" office:value-type="string">
            <text:p>picture_threshold</text:p>
          </table:table-cell>
          <table:table-cell table:style-name="ce14" office:value-type="string">
            <text:p>Data</text:p>
          </table:table-cell>
          <table:table-cell table:style-name="ce24" office:value-type="string">
            <text:p>/mnt/21FEB03000018072.mpg</text:p>
          </table:table-cell>
          <table:table-cell table:style-name="ce46" office:value-type="string">
            <text:p>/mnt/21FEB03000018124.mpg</text:p>
          </table:table-cell>
          <table:table-cell table:style-name="ce31" office:value-type="string">
            <text:p>/mnt/21FEB03000018194.mpg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6" office:value-type="float" office:value="0.01">
            <text:p>0.01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2000">
            <text:p>2000</text:p>
          </table:table-cell>
          <table:table-cell table:style-name="ce16" office:value-type="float" office:value="10">
            <text:p>10</text:p>
          </table:table-cell>
          <table:table-cell table:style-name="ce38" office:value-type="string">
            <text:p>Average - numMppSegments</text:p>
          </table:table-cell>
          <table:table-cell table:style-name="ce42" office:value-type="float" office:value="1">
            <text:p>1</text:p>
          </table:table-cell>
          <table:table-cell table:style-name="ce47"/>
          <table:table-cell table:style-name="ce50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7" table:number-columns-repeated="3"/>
          <table:table-cell table:style-name="ce39" office:value-type="string">
            <text:p>Average - totalMppObjects</text:p>
          </table:table-cell>
          <table:table-cell table:style-name="ce43" office:value-type="float" office:value="5">
            <text:p>5</text:p>
          </table:table-cell>
          <table:table-cell table:style-name="DataPilot_20_Value"/>
          <table:table-cell table:style-name="ce51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8"/>
          <table:table-cell table:style-name="ce40" office:value-type="string">
            <text:p>Average - percentMotion</text:p>
          </table:table-cell>
          <table:table-cell table:style-name="ce44" office:value-type="float" office:value="30">
            <text:p>30</text:p>
          </table:table-cell>
          <table:table-cell table:style-name="ce48"/>
          <table:table-cell table:style-name="ce52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7" table:number-columns-repeated="2"/>
          <table:table-cell table:style-name="ce16" office:value-type="float" office:value="20">
            <text:p>20</text:p>
          </table:table-cell>
          <table:table-cell table:style-name="ce38" office:value-type="string">
            <text:p>Average - numMppSegments</text:p>
          </table:table-cell>
          <table:table-cell table:style-name="ce42" office:value-type="float" office:value="2">
            <text:p>2</text:p>
          </table:table-cell>
          <table:table-cell table:style-name="ce47"/>
          <table:table-cell table:style-name="ce50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7" table:number-columns-repeated="3"/>
          <table:table-cell table:style-name="ce39" office:value-type="string">
            <text:p>Average - totalMppObjects</text:p>
          </table:table-cell>
          <table:table-cell table:style-name="ce43" office:value-type="float" office:value="4">
            <text:p>4</text:p>
          </table:table-cell>
          <table:table-cell table:style-name="DataPilot_20_Value"/>
          <table:table-cell table:style-name="ce51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7"/>
          <table:table-cell table:style-name="ce18" table:number-columns-repeated="2"/>
          <table:table-cell table:style-name="ce40" office:value-type="string">
            <text:p>Average - percentMotion</text:p>
          </table:table-cell>
          <table:table-cell table:style-name="ce44" office:value-type="float" office:value="25">
            <text:p>25</text:p>
          </table:table-cell>
          <table:table-cell table:style-name="ce48"/>
          <table:table-cell table:style-name="ce52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4000">
            <text:p>4000</text:p>
          </table:table-cell>
          <table:table-cell table:style-name="ce16" office:value-type="float" office:value="10">
            <text:p>10</text:p>
          </table:table-cell>
          <table:table-cell table:style-name="ce38" office:value-type="string">
            <text:p>Average - numMppSegments</text:p>
          </table:table-cell>
          <table:table-cell table:style-name="ce42" office:value-type="float" office:value="1">
            <text:p>1</text:p>
          </table:table-cell>
          <table:table-cell table:style-name="ce47"/>
          <table:table-cell table:style-name="ce50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7" table:number-columns-repeated="3"/>
          <table:table-cell table:style-name="ce39" office:value-type="string">
            <text:p>Average - totalMppObjects</text:p>
          </table:table-cell>
          <table:table-cell table:style-name="ce43" office:value-type="float" office:value="3">
            <text:p>3</text:p>
          </table:table-cell>
          <table:table-cell table:style-name="DataPilot_20_Value"/>
          <table:table-cell table:style-name="ce51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7"/>
          <table:table-cell table:style-name="ce18" table:number-columns-repeated="2"/>
          <table:table-cell table:style-name="ce40" office:value-type="string">
            <text:p>Average - percentMotion</text:p>
          </table:table-cell>
          <table:table-cell table:style-name="ce44" office:value-type="float" office:value="30">
            <text:p>30</text:p>
          </table:table-cell>
          <table:table-cell table:style-name="ce48"/>
          <table:table-cell table:style-name="ce52"/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7"/>
          <table:table-cell table:style-name="ce16" office:value-type="float" office:value="8000">
            <text:p>8000</text:p>
          </table:table-cell>
          <table:table-cell table:style-name="ce16" office:value-type="float" office:value="60">
            <text:p>60</text:p>
          </table:table-cell>
          <table:table-cell table:style-name="ce38" office:value-type="string">
            <text:p>Average - numMppSegments</text:p>
          </table:table-cell>
          <table:table-cell table:style-name="ce42"/>
          <table:table-cell table:style-name="ce47"/>
          <table:table-cell table:style-name="ce50" office:value-type="float" office:value="2">
            <text:p>2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7" table:number-columns-repeated="3"/>
          <table:table-cell table:style-name="ce39" office:value-type="string">
            <text:p>Average - totalMppObjects</text:p>
          </table:table-cell>
          <table:table-cell table:style-name="ce43"/>
          <table:table-cell table:style-name="DataPilot_20_Value"/>
          <table:table-cell table:style-name="ce51" office:value-type="float" office:value="5">
            <text:p>5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8" table:number-columns-repeated="3"/>
          <table:table-cell table:style-name="ce40" office:value-type="string">
            <text:p>Average - percentMotion</text:p>
          </table:table-cell>
          <table:table-cell table:style-name="ce44"/>
          <table:table-cell table:style-name="ce48"/>
          <table:table-cell table:style-name="ce52" office:value-type="float" office:value="20">
            <text:p>20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6" office:value-type="float" office:value="13">
            <text:p>13</text:p>
          </table:table-cell>
          <table:table-cell table:style-name="ce35" table:number-columns-repeated="2"/>
          <table:table-cell table:style-name="ce38"/>
          <table:table-cell table:style-name="ce42" office:value-type="float" office:value="1.8">
            <text:p>1.8</text:p>
          </table:table-cell>
          <table:table-cell table:style-name="ce47"/>
          <table:table-cell table:style-name="ce50" office:value-type="float" office:value="1.2">
            <text:p>1.2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7"/>
          <table:table-cell table:style-name="DataPilot_20_Category" table:number-columns-repeated="2"/>
          <table:table-cell table:style-name="ce39"/>
          <table:table-cell table:style-name="ce43" office:value-type="float" office:value="4">
            <text:p>4</text:p>
          </table:table-cell>
          <table:table-cell table:style-name="DataPilot_20_Value"/>
          <table:table-cell table:style-name="ce51" office:value-type="float" office:value="3.8">
            <text:p>3.8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8"/>
          <table:table-cell table:style-name="ce36" table:number-columns-repeated="2"/>
          <table:table-cell table:style-name="ce40"/>
          <table:table-cell table:style-name="ce44" office:value-type="float" office:value="28">
            <text:p>28</text:p>
          </table:table-cell>
          <table:table-cell table:style-name="ce48"/>
          <table:table-cell table:style-name="ce52" office:value-type="float" office:value="14.6">
            <text:p>14.6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6" office:value-type="float" office:value="17">
            <text:p>17</text:p>
          </table:table-cell>
          <table:table-cell table:style-name="ce35" table:number-columns-repeated="2"/>
          <table:table-cell table:style-name="ce38"/>
          <table:table-cell table:style-name="ce42" office:value-type="float" office:value="1">
            <text:p>1</text:p>
          </table:table-cell>
          <table:table-cell table:style-name="ce47"/>
          <table:table-cell table:style-name="ce50" office:value-type="float" office:value="1.4">
            <text:p>1.4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7"/>
          <table:table-cell table:style-name="DataPilot_20_Category" table:number-columns-repeated="2"/>
          <table:table-cell table:style-name="ce39"/>
          <table:table-cell table:style-name="ce43" office:value-type="float" office:value="4">
            <text:p>4</text:p>
          </table:table-cell>
          <table:table-cell table:style-name="DataPilot_20_Value"/>
          <table:table-cell table:style-name="ce51" office:value-type="float" office:value="4">
            <text:p>4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8"/>
          <table:table-cell table:style-name="ce36" table:number-columns-repeated="2"/>
          <table:table-cell table:style-name="ce40"/>
          <table:table-cell table:style-name="ce44" office:value-type="float" office:value="24.5">
            <text:p>24.5</text:p>
          </table:table-cell>
          <table:table-cell table:style-name="ce48"/>
          <table:table-cell table:style-name="ce52" office:value-type="float" office:value="16.7">
            <text:p>16.7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6" office:value-type="float" office:value="21">
            <text:p>21</text:p>
          </table:table-cell>
          <table:table-cell table:style-name="ce35" table:number-columns-repeated="2"/>
          <table:table-cell table:style-name="ce38"/>
          <table:table-cell table:style-name="ce42" office:value-type="float" office:value="1.33333333333333">
            <text:p>1.33</text:p>
          </table:table-cell>
          <table:table-cell table:style-name="ce47"/>
          <table:table-cell table:style-name="ce50" office:value-type="float" office:value="1.28571428571429">
            <text:p>1.29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ce17"/>
          <table:table-cell table:style-name="DataPilot_20_Category" table:number-columns-repeated="2"/>
          <table:table-cell table:style-name="ce39"/>
          <table:table-cell table:style-name="ce43" office:value-type="float" office:value="3">
            <text:p>3</text:p>
          </table:table-cell>
          <table:table-cell table:style-name="DataPilot_20_Value"/>
          <table:table-cell table:style-name="ce51" office:value-type="float" office:value="3.57142857142857">
            <text:p>3.57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8"/>
          <table:table-cell table:style-name="ce18"/>
          <table:table-cell table:style-name="ce36" table:number-columns-repeated="2"/>
          <table:table-cell table:style-name="ce40"/>
          <table:table-cell table:style-name="ce44" office:value-type="float" office:value="22.3333333333333">
            <text:p>22.33</text:p>
          </table:table-cell>
          <table:table-cell table:style-name="ce48"/>
          <table:table-cell table:style-name="ce52" office:value-type="float" office:value="15.2857142857143">
            <text:p>15.29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6" office:value-type="float" office:value="0.02">
            <text:p>0.02</text:p>
          </table:table-cell>
          <table:table-cell table:style-name="ce35" table:number-columns-repeated="3"/>
          <table:table-cell table:style-name="ce38"/>
          <table:table-cell table:style-name="ce42" office:value-type="float" office:value="1.875">
            <text:p>1.88</text:p>
          </table:table-cell>
          <table:table-cell table:style-name="ce47" office:value-type="float" office:value="3">
            <text:p>3</text:p>
          </table:table-cell>
          <table:table-cell table:style-name="ce50" office:value-type="float" office:value="1.20833333333333">
            <text:p>1.21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DataPilot_20_Category" table:number-columns-repeated="3"/>
          <table:table-cell table:style-name="ce39"/>
          <table:table-cell table:style-name="ce43" office:value-type="float" office:value="3.5">
            <text:p>3.5</text:p>
          </table:table-cell>
          <table:table-cell table:style-name="DataPilot_20_Value" office:value-type="float" office:value="3">
            <text:p>3</text:p>
          </table:table-cell>
          <table:table-cell table:style-name="ce51" office:value-type="float" office:value="3.75">
            <text:p>3.75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8"/>
          <table:table-cell table:style-name="ce36" table:number-columns-repeated="3"/>
          <table:table-cell table:style-name="ce40"/>
          <table:table-cell table:style-name="ce44" office:value-type="float" office:value="26">
            <text:p>26</text:p>
          </table:table-cell>
          <table:table-cell table:style-name="ce48" office:value-type="float" office:value="24">
            <text:p>24</text:p>
          </table:table-cell>
          <table:table-cell table:style-name="ce52" office:value-type="float" office:value="14.9166666666667">
            <text:p>14.92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6" office:value-type="float" office:value="0.04">
            <text:p>0.04</text:p>
          </table:table-cell>
          <table:table-cell table:style-name="ce35" table:number-columns-repeated="3"/>
          <table:table-cell table:style-name="ce38"/>
          <table:table-cell table:style-name="ce42" office:value-type="float" office:value="3">
            <text:p>3</text:p>
          </table:table-cell>
          <table:table-cell table:style-name="ce47" office:value-type="float" office:value="3">
            <text:p>3</text:p>
          </table:table-cell>
          <table:table-cell table:style-name="ce50" office:value-type="float" office:value="1.09090909090909">
            <text:p>1.09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DataPilot_20_Category" table:number-columns-repeated="3"/>
          <table:table-cell table:style-name="ce39"/>
          <table:table-cell table:style-name="ce43" office:value-type="float" office:value="4.25">
            <text:p>4.25</text:p>
          </table:table-cell>
          <table:table-cell table:style-name="DataPilot_20_Value" office:value-type="float" office:value="3">
            <text:p>3</text:p>
          </table:table-cell>
          <table:table-cell table:style-name="ce51" office:value-type="float" office:value="3.5">
            <text:p>3.5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8"/>
          <table:table-cell table:style-name="ce36" table:number-columns-repeated="3"/>
          <table:table-cell table:style-name="ce40"/>
          <table:table-cell table:style-name="ce44" office:value-type="float" office:value="23.5">
            <text:p>23.5</text:p>
          </table:table-cell>
          <table:table-cell table:style-name="ce48" office:value-type="float" office:value="15.5">
            <text:p>15.5</text:p>
          </table:table-cell>
          <table:table-cell table:style-name="ce52" office:value-type="float" office:value="13.8181818181818">
            <text:p>13.82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6" office:value-type="float" office:value="0.08">
            <text:p>0.08</text:p>
          </table:table-cell>
          <table:table-cell table:style-name="ce35" table:number-columns-repeated="3"/>
          <table:table-cell table:style-name="ce38"/>
          <table:table-cell table:style-name="ce42" office:value-type="float" office:value="3">
            <text:p>3</text:p>
          </table:table-cell>
          <table:table-cell table:style-name="ce47"/>
          <table:table-cell table:style-name="ce50" office:value-type="float" office:value="1.38095238095238">
            <text:p>1.38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7"/>
          <table:table-cell table:style-name="DataPilot_20_Category" table:number-columns-repeated="3"/>
          <table:table-cell table:style-name="ce39"/>
          <table:table-cell table:style-name="ce43" office:value-type="float" office:value="4">
            <text:p>4</text:p>
          </table:table-cell>
          <table:table-cell table:style-name="DataPilot_20_Value"/>
          <table:table-cell table:style-name="ce51" office:value-type="float" office:value="3.95238095238095">
            <text:p>3.95</text:p>
          </table:table-cell>
          <table:table-cell/>
          <table:table-cell table:style-name="Default" table:number-columns-repeated="8"/>
          <table:table-cell table:number-columns-repeated="3"/>
        </table:table-row>
        <table:table-row table:style-name="ro1">
          <table:table-cell/>
          <table:table-cell table:style-name="ce9"/>
          <table:table-cell table:style-name="ce37" table:number-columns-repeated="3"/>
          <table:table-cell table:style-name="ce41"/>
          <table:table-cell table:style-name="ce45" office:value-type="float" office:value="28">
            <text:p>28</text:p>
          </table:table-cell>
          <table:table-cell table:style-name="ce49"/>
          <table:table-cell table:style-name="ce53" office:value-type="float" office:value="16.1428571428571">
            <text:p>16.14</text:p>
          </table:table-cell>
          <table:table-cell/>
          <table:table-cell table:style-name="Default" table:number-columns-repeated="8"/>
          <table:table-cell table:number-columns-repeated="3"/>
        </table:table-row>
      </table:table>
      <table:table table:name="Sheet3" table:style-name="ta1" table:print="false">
        <table:table-column table:style-name="co8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54" office:value-type="string">
            <table:cell-range-source table:name="HTML_all" xlink:href="http://percival.appscio.com:28080/LDE/speedupAnalysis/parameters?records=40&amp;max_percent_motion=30&amp;max_total_mpp_objects=10&amp;max_num_mpp_segments=10" table:filter-name="calc_HTML_WebQuery" table:last-column-spanned="1" table:last-row-spanned="30"/>
            <text:p>total_mpp_objects/num_mpp_segments best parameters average over 40 records</text:p>
          </table:table-cell>
          <table:table-cell table:number-columns-repeated="1022"/>
        </table:table-row>
        <table:table-row table:style-name="ro1">
          <table:table-cell/>
          <table:table-cell table:style-name="ce55" office:value-type="string">
            <text:p>sweep=[alpha:[0.01, 0.02, 0.04, 0.08], median:[9, 13, 17, 21], momentum_threshold:[2000, 4000, 8000], picture_threshold:[10, 20, 30, 40, 50, 60]]</text:p>
          </table:table-cell>
          <table:table-cell table:number-columns-repeated="1022"/>
        </table:table-row>
        <table:table-row table:style-name="ro1">
          <table:table-cell/>
          <table:table-cell table:style-name="ce55" office:value-type="string">
            <text:p>max_percent_motion=30</text:p>
          </table:table-cell>
          <table:table-cell table:number-columns-repeated="1022"/>
        </table:table-row>
        <table:table-row table:style-name="ro1">
          <table:table-cell/>
          <table:table-cell table:style-name="ce55" office:value-type="string">
            <text:p>max_total_mpp_objects=10</text:p>
          </table:table-cell>
          <table:table-cell table:number-columns-repeated="1022"/>
        </table:table-row>
        <table:table-row table:style-name="ro1">
          <table:table-cell/>
          <table:table-cell table:style-name="ce55" office:value-type="string">
            <text:p>max_num_mpp_segments=10</text:p>
          </table:table-cell>
          <table:table-cell table:number-columns-repeated="1022"/>
        </table:table-row>
        <table:table-row table:style-name="ro1">
          <table:table-cell/>
          <table:table-cell table:style-name="ce55" office:value-type="string">
            <text:p>[alpha:0.036, median:17, momentum_threshold:3000, picture_threshold:44.00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2">
            <text:p>0.02</text:p>
          </table:table-cell>
          <table:table-cell office:value-type="string">
            <text:p><text:s/>median</text:p>
          </table:table-cell>
          <table:table-cell office:value-type="float" office:value="13">
            <text:p>13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50">
            <text:p>50</text:p>
          </table:table-cell>
          <table:table-cell office:value-type="string">
            <text:p><text:s/>total_mpp_objects</text:p>
          </table:table-cell>
          <table:table-cell office:value-type="float" office:value="5">
            <text:p>5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<text:s/>objective=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8">
            <text:p>0.08</text:p>
          </table:table-cell>
          <table:table-cell office:value-type="string">
            <text:p><text:s/>median</text:p>
          </table:table-cell>
          <table:table-cell office:value-type="float" office:value="17">
            <text:p>17</text:p>
          </table:table-cell>
          <table:table-cell office:value-type="string">
            <text:p><text:s/>momentum_threshold</text:p>
          </table:table-cell>
          <table:table-cell office:value-type="float" office:value="4000">
            <text:p>4000</text:p>
          </table:table-cell>
          <table:table-cell office:value-type="string">
            <text:p><text:s/>picture_threshold</text:p>
          </table:table-cell>
          <table:table-cell office:value-type="float" office:value="30">
            <text:p>30</text:p>
          </table:table-cell>
          <table:table-cell office:value-type="string">
            <text:p><text:s/>total_mpp_objects</text:p>
          </table:table-cell>
          <table:table-cell office:value-type="float" office:value="5">
            <text:p>5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<text:s/>objective=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072.mpg</text:p>
          </table:table-cell>
          <table:table-cell office:value-type="string">
            <text:p><text:s/>alpha</text:p>
          </table:table-cell>
          <table:table-cell office:value-type="float" office:value="0.01">
            <text:p>0.01</text:p>
          </table:table-cell>
          <table:table-cell office:value-type="string">
            <text:p><text:s/>median</text:p>
          </table:table-cell>
          <table:table-cell office:value-type="float" office:value="17">
            <text:p>17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10">
            <text:p>10</text:p>
          </table:table-cell>
          <table:table-cell office:value-type="string">
            <text:p><text:s/>total_mpp_objects</text:p>
          </table:table-cell>
          <table:table-cell office:value-type="float" office:value="5">
            <text:p>5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<text:s/>objective=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072.mpg</text:p>
          </table:table-cell>
          <table:table-cell office:value-type="string">
            <text:p><text:s/>alpha</text:p>
          </table:table-cell>
          <table:table-cell office:value-type="float" office:value="0.01">
            <text:p>0.01</text:p>
          </table:table-cell>
          <table:table-cell office:value-type="string">
            <text:p><text:s/>median</text:p>
          </table:table-cell>
          <table:table-cell office:value-type="float" office:value="9">
            <text:p>9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10">
            <text:p>10</text:p>
          </table:table-cell>
          <table:table-cell office:value-type="string">
            <text:p><text:s/>total_mpp_objects</text:p>
          </table:table-cell>
          <table:table-cell office:value-type="float" office:value="5">
            <text:p>5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<text:s/>objective=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1">
            <text:p>0.01</text:p>
          </table:table-cell>
          <table:table-cell office:value-type="string">
            <text:p><text:s/>median</text:p>
          </table:table-cell>
          <table:table-cell office:value-type="float" office:value="17">
            <text:p>17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50">
            <text:p>5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1">
            <text:p>0.01</text:p>
          </table:table-cell>
          <table:table-cell office:value-type="string">
            <text:p><text:s/>median</text:p>
          </table:table-cell>
          <table:table-cell office:value-type="float" office:value="17">
            <text:p>17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60">
            <text:p>6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2">
            <text:p>0.02</text:p>
          </table:table-cell>
          <table:table-cell office:value-type="string">
            <text:p><text:s/>median</text:p>
          </table:table-cell>
          <table:table-cell office:value-type="float" office:value="21">
            <text:p>21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40">
            <text:p>4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2">
            <text:p>0.02</text:p>
          </table:table-cell>
          <table:table-cell office:value-type="string">
            <text:p><text:s/>median</text:p>
          </table:table-cell>
          <table:table-cell office:value-type="float" office:value="17">
            <text:p>17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50">
            <text:p>5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2">
            <text:p>0.02</text:p>
          </table:table-cell>
          <table:table-cell office:value-type="string">
            <text:p><text:s/>median</text:p>
          </table:table-cell>
          <table:table-cell office:value-type="float" office:value="21">
            <text:p>21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50">
            <text:p>5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2">
            <text:p>0.02</text:p>
          </table:table-cell>
          <table:table-cell office:value-type="string">
            <text:p><text:s/>median</text:p>
          </table:table-cell>
          <table:table-cell office:value-type="float" office:value="17">
            <text:p>17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60">
            <text:p>6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4</text:p>
          </table:table-cell>
          <table:table-cell table:number-columns-repeated="1005"/>
        </table:table-row>
        <table:table-row table:style-name="ro1">
          <table:table-cell/>
          <table:table-cell table:style-name="ce55" office:value-type="string">
            <text:p>... showing first 10 records</text:p>
          </table:table-cell>
          <table:table-cell table:number-columns-repeated="1022"/>
        </table:table-row>
        <table:table-row table:style-name="ro2">
          <table:table-cell/>
          <table:table-cell table:style-name="ce54" office:value-type="string">
            <text:p>total_mpp_objects/percent_motion best parameters average over 40 records</text:p>
          </table:table-cell>
          <table:table-cell table:number-columns-repeated="1022"/>
        </table:table-row>
        <table:table-row table:style-name="ro1">
          <table:table-cell/>
          <table:table-cell table:style-name="ce55" office:value-type="string">
            <text:p>[alpha:0.037, median:17, momentum_threshold:2850, picture_threshold:47.75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2">
            <text:p>0.02</text:p>
          </table:table-cell>
          <table:table-cell office:value-type="string">
            <text:p><text:s/>median</text:p>
          </table:table-cell>
          <table:table-cell table:style-name="ce14" office:value-type="string">
            <text:p><text:s/>momentum_threshold</text:p>
          </table:table-cell>
          <table:table-cell table:style-name="ce14" office:value-type="string">
            <text:p><text:s/>picture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50">
            <text:p>50</text:p>
          </table:table-cell>
          <table:table-cell office:value-type="string">
            <text:p><text:s/>total_mpp_objects</text:p>
          </table:table-cell>
          <table:table-cell office:value-type="float" office:value="5">
            <text:p>5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<text:s/>objective=0.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8">
            <text:p>0.08</text:p>
          </table:table-cell>
          <table:table-cell office:value-type="string">
            <text:p><text:s/>median</text:p>
          </table:table-cell>
          <table:table-cell office:value-type="float" office:value="17">
            <text:p>17</text:p>
          </table:table-cell>
          <table:table-cell office:value-type="string">
            <text:p><text:s/>momentum_threshold</text:p>
          </table:table-cell>
          <table:table-cell office:value-type="float" office:value="4000">
            <text:p>4000</text:p>
          </table:table-cell>
          <table:table-cell office:value-type="string">
            <text:p><text:s/>picture_threshold</text:p>
          </table:table-cell>
          <table:table-cell office:value-type="float" office:value="30">
            <text:p>30</text:p>
          </table:table-cell>
          <table:table-cell office:value-type="string">
            <text:p><text:s/>total_mpp_objects</text:p>
          </table:table-cell>
          <table:table-cell office:value-type="float" office:value="5">
            <text:p>5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<text:s/>objective=0.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1">
            <text:p>0.01</text:p>
          </table:table-cell>
          <table:table-cell office:value-type="string">
            <text:p><text:s/>median</text:p>
          </table:table-cell>
          <table:table-cell office:value-type="float" office:value="17">
            <text:p>17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50">
            <text:p>5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0.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1">
            <text:p>0.01</text:p>
          </table:table-cell>
          <table:table-cell office:value-type="string">
            <text:p><text:s/>median</text:p>
          </table:table-cell>
          <table:table-cell office:value-type="float" office:value="17">
            <text:p>17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60">
            <text:p>6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0.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2">
            <text:p>0.02</text:p>
          </table:table-cell>
          <table:table-cell office:value-type="string">
            <text:p><text:s/>median</text:p>
          </table:table-cell>
          <table:table-cell office:value-type="float" office:value="21">
            <text:p>21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40">
            <text:p>4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0.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2">
            <text:p>0.02</text:p>
          </table:table-cell>
          <table:table-cell office:value-type="string">
            <text:p><text:s/>median</text:p>
          </table:table-cell>
          <table:table-cell office:value-type="float" office:value="17">
            <text:p>17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50">
            <text:p>5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0.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2">
            <text:p>0.02</text:p>
          </table:table-cell>
          <table:table-cell office:value-type="string">
            <text:p><text:s/>median</text:p>
          </table:table-cell>
          <table:table-cell office:value-type="float" office:value="21">
            <text:p>21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50">
            <text:p>5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0.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2">
            <text:p>0.02</text:p>
          </table:table-cell>
          <table:table-cell office:value-type="string">
            <text:p><text:s/>median</text:p>
          </table:table-cell>
          <table:table-cell office:value-type="float" office:value="17">
            <text:p>17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60">
            <text:p>6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0.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4">
            <text:p>0.04</text:p>
          </table:table-cell>
          <table:table-cell office:value-type="string">
            <text:p><text:s/>median</text:p>
          </table:table-cell>
          <table:table-cell office:value-type="float" office:value="21">
            <text:p>21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40">
            <text:p>4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0.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video</text:p>
          </table:table-cell>
          <table:table-cell office:value-type="string">
            <text:p>/mnt/21FEB03000018194.mpg</text:p>
          </table:table-cell>
          <table:table-cell office:value-type="string">
            <text:p><text:s/>alpha</text:p>
          </table:table-cell>
          <table:table-cell office:value-type="float" office:value="0.04">
            <text:p>0.04</text:p>
          </table:table-cell>
          <table:table-cell office:value-type="string">
            <text:p><text:s/>median</text:p>
          </table:table-cell>
          <table:table-cell office:value-type="float" office:value="17">
            <text:p>17</text:p>
          </table:table-cell>
          <table:table-cell office:value-type="string">
            <text:p><text:s/>momentum_threshold</text:p>
          </table:table-cell>
          <table:table-cell office:value-type="float" office:value="2000">
            <text:p>2000</text:p>
          </table:table-cell>
          <table:table-cell office:value-type="string">
            <text:p><text:s/>picture_threshold</text:p>
          </table:table-cell>
          <table:table-cell office:value-type="float" office:value="50">
            <text:p>50</text:p>
          </table:table-cell>
          <table:table-cell office:value-type="string">
            <text:p><text:s/>total_mpp_objects</text:p>
          </table:table-cell>
          <table:table-cell office:value-type="float" office:value="4">
            <text:p>4</text:p>
          </table:table-cell>
          <table:table-cell office:value-type="string">
            <text:p><text:s/>num_mpp_segments</text:p>
          </table:table-cell>
          <table:table-cell office:value-type="float" office:value="1">
            <text:p>1</text:p>
          </table:table-cell>
          <table:table-cell office:value-type="string">
            <text:p><text:s/>percent_motion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<text:s/>objective=0.31</text:p>
          </table:table-cell>
          <table:table-cell table:number-columns-repeated="1005"/>
        </table:table-row>
        <table:table-row table:style-name="ro1">
          <table:table-cell/>
          <table:table-cell table:style-name="ce55" office:value-type="string">
            <text:p>... showing first 10 records</text:p>
          </table:table-cell>
          <table:table-cell table:number-columns-repeated="1022"/>
        </table:table-row>
      </table:table>
      <table:table table:name="Sheet4" table:style-name="ta1" table:print="false">
        <table:shapes>
          <draw:frame draw:z-index="0" draw:style-name="gr1" svg:width="2.45in" svg:height="1.9992in" svg:x="15.9047in" svg:y="0.7906in">
            <draw:object draw:notify-on-update-of-ranges="Sheet4.F11:Sheet4.F11 Sheet4.F12:Sheet4.F51 Sheet4.G11:Sheet4.G11 Sheet4.G12:Sheet4.G5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2.4894in" svg:height="1.9909in" svg:x="18.5488in" svg:y="0.828in">
            <draw:object draw:notify-on-update-of-ranges="Sheet4.F11:Sheet4.F11 Sheet4.F12:Sheet4.F51 Sheet4.H11:Sheet4.H11 Sheet4.H12:Sheet4.H5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2.5882in" svg:height="1.9764in" svg:x="21.2323in" svg:y="0.8465in">
            <draw:object draw:notify-on-update-of-ranges="Sheet4.F11:Sheet4.F11 Sheet4.F12:Sheet4.F51 Sheet4.I11:Sheet4.I11 Sheet4.I12:Sheet4.I5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svg:width="2.5264in" svg:height="1.9783in" svg:x="18.5362in" svg:y="3.2087in">
            <draw:object draw:notify-on-update-of-ranges="Sheet4.G11:Sheet4.G11 Sheet4.G12:Sheet4.G51 Sheet4.H11:Sheet4.H11 Sheet4.H12:Sheet4.H51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svg:width="2.5177in" svg:height="1.9327in" svg:x="21.272in" svg:y="3.2315in">
            <draw:object draw:notify-on-update-of-ranges="Sheet4.G11:Sheet4.G11 Sheet4.G12:Sheet4.G51 Sheet4.I11:Sheet4.I11 Sheet4.I12:Sheet4.I5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svg:width="2.5118in" svg:height="1.974in" svg:x="21.2937in" svg:y="5.5047in">
            <draw:object draw:notify-on-update-of-ranges="Sheet4.H11:Sheet4.H11 Sheet4.H12:Sheet4.H51 Sheet4.I11:Sheet4.I11 Sheet4.I12:Sheet4.I5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5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3"/>
          <table:table-cell office:value-type="string">
            <text:p>total mpp objects/num mpp segments</text:p>
          </table:table-cell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2">
          <table:table-cell/>
          <table:table-cell table:style-name="ce54" office:value-type="string">
            <table:cell-range-source table:name="HTML_tables" xlink:href="http://percival.appscio.com:28080/LDE/speedupAnalysis/parameters?records=40&amp;max_percent_motion=30&amp;max_total_mpp_objects=10&amp;max_num_mpp_segments=10&amp;show=40" table:filter-name="calc_HTML_WebQuery" table:last-column-spanned="1" table:last-row-spanned="91"/>
            <text:p>total_mpp_objects/num_mpp_segments best parameters average over 40 record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sweep=[alpha:[0.01, 0.02, 0.04, 0.08], median:[9, 13, 17, 21], momentum_threshold:[2000, 4000, 8000], picture_threshold:[10, 20, 30, 40, 50, 60]]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max_percent_motion=3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max_total_mpp_objects=1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max_num_mpp_segments=10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alpha:0.036, median:17, momentum_threshold:3000, picture_threshold:44.00]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video</text:p>
          </table:table-cell>
          <table:table-cell/>
          <table:table-cell office:value-type="string">
            <text:p>alpha</text:p>
          </table:table-cell>
          <table:table-cell office:value-type="string">
            <text:p>median</text:p>
          </table:table-cell>
          <table:table-cell office:value-type="string">
            <text:p>momentum</text:p>
          </table:table-cell>
          <table:table-cell office:value-type="string">
            <text:p>picture_threshold</text:p>
          </table:table-cell>
          <table:table-cell office:value-type="string">
            <text:p>total mpp objects</text:p>
          </table:table-cell>
          <table:table-cell office:value-type="string">
            <text:p>num mpp segmentss</text:p>
          </table:table-cell>
          <table:table-cell office:value-type="string">
            <text:p>pecent_mo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<text:s/>objective=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<text:s/>objective=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072.mpg</text:p>
          </table:table-cell>
          <table:table-cell/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<text:s/>objective=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072.mpg</text:p>
          </table:table-cell>
          <table:table-cell/>
          <table:table-cell office:value-type="float" office:value="0.01">
            <text:p>0.01</text:p>
          </table:table-cell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<text:s/>objective=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4">
            <text:p>0.04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1">
            <text:p>0.01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2">
            <text:p>0.02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4">
            <text:p>0.04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8">
            <text:p>0.08</text:p>
          </table:table-cell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8">
            <text:p>0.08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2">
            <text:p>0.02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8">
            <text:p>0.08</text:p>
          </table:table-cell>
          <table:table-cell office:value-type="float" office:value="17">
            <text:p>17</text:p>
          </table:table-cell>
          <table:table-cell office:value-type="float" office:value="2000">
            <text:p>200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194.mpg</text:p>
          </table:table-cell>
          <table:table-cell/>
          <table:table-cell office:value-type="float" office:value="0.04">
            <text:p>0.04</text:p>
          </table:table-cell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072.mpg</text:p>
          </table:table-cell>
          <table:table-cell/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/mnt/21FEB03000018072.mpg</text:p>
          </table:table-cell>
          <table:table-cell/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<text:s/>objective=4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... showing first 40 records</text:p>
          </table:table-cell>
          <table:table-cell table:number-columns-repeated="14"/>
        </table:table-row>
        <table:table-row table:style-name="ro2">
          <table:table-cell/>
          <table:table-cell table:style-name="ce54" office:value-type="string">
            <text:p>total_mpp_objects/percent_motion best parameters average over 40 records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alpha:0.037, median:17, momentum_threshold:2850, picture_threshold:47.75]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2, median:13, momentum_threshold:2000, picture_threshold:50, total_mpp_objects:5, num_mpp_segments:1, percent_motion:14.0], objective=0.36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8, median:17, momentum_threshold:4000, picture_threshold:30, total_mpp_objects:5, num_mpp_segments:1, percent_motion:14.0], objective=0.36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1, median:17, momentum_threshold:2000, picture_threshold:5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1, median:17, momentum_threshold:2000, picture_threshold:6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2, median:21, momentum_threshold:2000, picture_threshold:4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2, median:17, momentum_threshold:2000, picture_threshold:5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2, median:21, momentum_threshold:2000, picture_threshold:5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2, median:17, momentum_threshold:2000, picture_threshold:6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4, median:21, momentum_threshold:2000, picture_threshold:4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4, median:17, momentum_threshold:2000, picture_threshold:5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4, median:13, momentum_threshold:2000, picture_threshold:6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4, median:17, momentum_threshold:2000, picture_threshold:6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8, median:21, momentum_threshold:2000, picture_threshold:3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8, median:13, momentum_threshold:2000, picture_threshold:5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8, median:17, momentum_threshold:2000, picture_threshold:5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8, median:13, momentum_threshold:2000, picture_threshold:6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1, median:17, momentum_threshold:4000, picture_threshold:5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1, median:13, momentum_threshold:4000, picture_threshold:6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1, median:17, momentum_threshold:4000, picture_threshold:6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2, median:17, momentum_threshold:4000, picture_threshold:4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2, median:21, momentum_threshold:4000, picture_threshold:4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2, median:13, momentum_threshold:4000, picture_threshold:5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2, median:13, momentum_threshold:4000, picture_threshold:6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2, median:17, momentum_threshold:4000, picture_threshold:6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4, median:21, momentum_threshold:4000, picture_threshold:3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4, median:21, momentum_threshold:4000, picture_threshold:4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4, median:17, momentum_threshold:4000, picture_threshold:5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8, median:21, momentum_threshold:4000, picture_threshold:3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8, median:17, momentum_threshold:4000, picture_threshold:4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8, median:13, momentum_threshold:4000, picture_threshold:50, total_mpp_objects:4, num_mpp_segments:1, percent_motion:13.0], objective=0.31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1, median:13, momentum_threshold:2000, picture_threshold:60, total_mpp_objects:4, num_mpp_segments:1, percent_motion:14.0], objective=0.29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2, median:17, momentum_threshold:2000, picture_threshold:40, total_mpp_objects:4, num_mpp_segments:1, percent_motion:14.0], objective=0.29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2, median:13, momentum_threshold:2000, picture_threshold:60, total_mpp_objects:4, num_mpp_segments:1, percent_motion:14.0], objective=0.29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4, median:17, momentum_threshold:2000, picture_threshold:40, total_mpp_objects:4, num_mpp_segments:1, percent_motion:14.0], objective=0.29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8, median:17, momentum_threshold:2000, picture_threshold:40, total_mpp_objects:4, num_mpp_segments:1, percent_motion:14.0], objective=0.29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4, median:17, momentum_threshold:4000, picture_threshold:30, total_mpp_objects:4, num_mpp_segments:1, percent_motion:14.0], objective=0.29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1, median:17, momentum_threshold:2000, picture_threshold:40, total_mpp_objects:5, num_mpp_segments:2, percent_motion:20.0], objective=0.25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1, median:13, momentum_threshold:2000, picture_threshold:50, total_mpp_objects:5, num_mpp_segments:2, percent_motion:20.0], objective=0.25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8, median:17, momentum_threshold:2000, picture_threshold:60, total_mpp_objects:3, num_mpp_segments:1, percent_motion:12.0], objective=0.25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[video:/mnt/21FEB03000018194.mpg, alpha:0.01, median:17, momentum_threshold:4000, picture_threshold:40, total_mpp_objects:5, num_mpp_segments:2, percent_motion:20.0], objective=0.25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... showing first 40 records</text:p>
          </table:table-cell>
          <table:table-cell table:number-columns-repeated="14"/>
        </table:table-row>
      </table:table>
      <table:database-ranges>
        <table:database-range table:target-range-address="Sheet2.K7:Sheet2.U126" table:contains-header="false">
          <table:sort>
            <table:sort-by table:field-number="9" table:order="descending" table:data-type="automatic"/>
            <table:sort-by table:field-number="10" table:data-type="automatic"/>
          </table:sort>
        </table:database-range>
      </table:database-ranges>
      <table:data-pilot-tables>
        <table:data-pilot-table table:name="DataPilot1" table:application-data="" table:target-range-address="Sheet1.B41:Sheet1.I74" table:buttons="" table:grand-total="none">
          <table:source-cell-range table:cell-range-address="Sheet1.B2:Sheet1.I39"/>
          <table:data-pilot-field table:source-field-name="vide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pha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icture_threshol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mentum_threshol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a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centMotio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MppObjects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umMppSegments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heet1.B96:Sheet1.I191" table:buttons="Sheet1.B96 Sheet1.B99 Sheet1.C99 Sheet1.D99 Sheet1.E99 Sheet1.F99 Sheet1.G99 Sheet1.H98" table:grand-total="none">
          <table:source-cell-range table:cell-range-address="Sheet1.B2:Sheet1.I94"/>
          <table:data-pilot-field table:source-field-name="vide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pha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a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mentum_threshol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icture_threshol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centMotion" table:orientation="row" table:used-hierarchy="0" table:function="auto">
            <table:data-pilot-level table:show-empty="false">
              <table:data-pilot-members>
                <table:data-pilot-member table:name="12" table:display="true" table:show-details="true"/>
                <table:data-pilot-member table:name="20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umMppSegments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MppObjects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Sheet2.B135:Sheet2.I168" table:buttons="Sheet2.B135 Sheet2.B138 Sheet2.C138 Sheet2.D138 Sheet2.E138 Sheet2.F138 Sheet2.G137" table:grand-total="none">
          <table:source-cell-range table:cell-range-address="Sheet2.B6:Sheet2.I126"/>
          <table:data-pilot-field table:source-field-name="vide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pha" table:orientation="row" table:used-hierarchy="0" table:function="auto">
            <table:data-pilot-level table:show-empty="false">
              <table:data-pilot-members>
                <table:data-pilot-member table:name="0.01" table:display="true" table:show-details="true"/>
                <table:data-pilot-member table:name="0.02" table:display="true" table:show-details="false"/>
                <table:data-pilot-member table:name="0.04" table:display="true" table:show-details="false"/>
                <table:data-pilot-member table:name="0.08" table:display="true" table:show-details="fals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an" table:orientation="row" table:used-hierarchy="0" table:function="auto">
            <table:data-pilot-level table:show-empty="false">
              <table:data-pilot-members>
                <table:data-pilot-member table:name="9" table:display="true" table:show-details="true"/>
                <table:data-pilot-member table:name="13" table:display="true" table:show-details="false"/>
                <table:data-pilot-member table:name="17" table:display="true" table:show-details="false"/>
                <table:data-pilot-member table:name="21" table:display="true" table:show-details="fals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mentum_threshol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icture_threshold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numMppSegments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MppObjects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centMotion" table:orientation="data" table:used-hierarchy="0" table:function="average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5/03/2010</text:date>, <text:time>11:5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03T11:24:18</meta:creation-date>
    <meta:editing-duration>PT00H00M20S</meta:editing-duration>
    <meta:editing-cycles>2</meta:editing-cycles>
    <meta:generator>OpenOffice.org/3.1$Unix OpenOffice.org_project/310m19$Build-9420</meta:generator>
    <dc:date>2010-05-03T11:57:38</dc:date>
    <meta:document-statistic meta:table-count="4" meta:cell-count="522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0.531cm" svg:height="7.208cm" chart:class="chart:scatter" chart:style-name="ch1">
        <chart:legend chart:legend-position="end" svg:x="7.68cm" svg:y="2.989cm" chart:style-name="ch2"/>
        <chart:plot-area chart:style-name="ch3" table:cell-range-address="Sheet1.I99:Sheet1.I191 Sheet1.F100:Sheet1.G191 Sheet1.G99:Sheet1.G99" chart:data-source-has-labels="column" svg:x="0.21cm" svg:y="0.144cm" svg:width="7.261cm" svg:height="6.776cm">
          <chart:axis chart:dimension="x" chart:name="primary-x" chart:style-name="ch4">
            <chart:categories table:cell-range-address="Sheet1.I99:Sheet1.I19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100:Sheet1.G191" chart:label-cell-address="Sheet1.G99:Sheet1.G99" chart:class="chart:scatter">
            <chart:domain table:cell-range-address="Sheet1.F100:Sheet1.F191"/>
            <chart:data-point chart:repeated="92"/>
          </chart:series>
          <chart:series chart:style-name="ch7" chart:values-cell-range-address="" chart:class="chart:scatte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1.G99:Sheet1.G99">numMppSegments</text:p>
              </table:table-cell>
            </table:table-row>
          </table:table-header-rows>
          <table:table-rows>
            <table:table-row>
              <table:table-cell office:value-type="string">
                <text:p text:id="Sheet1.I99:Sheet1.I191">/mnt/21FEB03000018194.mpg</text:p>
              </table:table-cell>
              <table:table-cell office:value-type="float" office:value="20">
                <text:p text:id="Sheet1.F100:Sheet1.F191">20</text:p>
              </table:table-cell>
              <table:table-cell office:value-type="float" office:value="2">
                <text:p text:id="Sheet1.G100:Sheet1.G191"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0.218cm" svg:height="7cm" chart:class="chart:scatter" chart:style-name="ch1">
        <chart:legend chart:legend-position="end" svg:x="7.476cm" svg:y="3.068cm" chart:style-name="ch2"/>
        <chart:plot-area chart:style-name="ch3" table:cell-range-address="Sheet1.F100:Sheet1.F191 Sheet1.B98:Sheet1.B98 Sheet1.I100:Sheet1.I191" chart:data-source-has-labels="row" svg:x="0.204cm" svg:y="0.14cm" svg:width="7.069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00:Sheet1.I191" chart:label-cell-address="Sheet1.B98:Sheet1.B98" chart:class="chart:scatter">
            <chart:domain table:cell-range-address="Sheet1.F100:Sheet1.F191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1.B98:Sheet1.B98">Average - totalMppObjec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 text:id="Sheet1.F100:Sheet1.F191">20</text:p>
              </table:table-cell>
              <table:table-cell office:value-type="float" office:value="5">
                <text:p text:id="Sheet1.I100:Sheet1.I191"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488cm" svg:height="7.566cm" chart:class="chart:line" chart:style-name="ch1">
        <chart:legend chart:legend-position="end" svg:x="12.485cm" svg:y="3.323cm" chart:style-name="ch2"/>
        <chart:plot-area chart:style-name="ch3" table:cell-range-address="Sheet1.J100:Sheet1.K191" svg:x="0.289cm" svg:y="0.151cm" svg:width="11.908cm" svg:height="7.11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100:Sheet1.J191" chart:class="chart:line">
            <chart:data-point chart:repeated="92"/>
          </chart:series>
          <chart:series chart:style-name="ch7" chart:values-cell-range-address="Sheet1.K100:Sheet1.K191" chart:class="chart:line">
            <chart:data-point chart:repeated="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 text:id="Sheet1.J100:Sheet1.J191">0.1</text:p>
              </table:table-cell>
              <table:table-cell office:value-type="float" office:value="0.25">
                <text:p text:id="Sheet1.K100:Sheet1.K191">0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27272727272727">
                <text:p>0.227272727272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">
                <text:p>0.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75">
                <text:p>0.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375">
                <text:p>0.0937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12121212121212">
                <text:p>0.2121212121212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2">
                <text:p>0.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6.224cm" svg:height="5.079cm" chart:class="chart:scatter" chart:style-name="ch1">
        <chart:legend chart:legend-position="end" svg:x="4.317cm" svg:y="1.615cm" chart:style-name="ch2"/>
        <chart:plot-area chart:style-name="ch3" table:cell-range-address="Sheet4.F11:Sheet4.G51" chart:data-source-has-labels="row" svg:x="0.124cm" svg:y="0.101cm" svg:width="4.07cm" svg:height="4.77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G12:Sheet4.G51" chart:label-cell-address="Sheet4.G11:Sheet4.G11" chart:class="chart:scatter">
            <chart:domain table:cell-range-address="Sheet4.F12:Sheet4.F51"/>
            <chart:regression-curve chart:style-name="ch7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4.G11:Sheet4.G11">medi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4.F12:Sheet4.F51">0.02</text:p>
              </table:table-cell>
              <table:table-cell office:value-type="float" office:value="13">
                <text:p text:id="Sheet4.G12:Sheet4.G51">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">
                <text:p>0.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">
                <text:p>0.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">
                <text:p>0.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">
                <text:p>0.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">
                <text:p>0.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">
                <text:p>0.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">
                <text:p>0.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">
                <text:p>0.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">
                <text:p>0.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">
                <text:p>0.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">
                <text:p>0.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">
                <text:p>0.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">
                <text:p>0.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">
                <text:p>0.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">
                <text:p>0.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">
                <text:p>0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">
                <text:p>0.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">
                <text:p>0.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">
                <text:p>0.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">
                <text:p>0.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">
                <text:p>0.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6.324cm" svg:height="5.058cm" chart:class="chart:scatter" chart:style-name="ch1">
        <chart:legend chart:legend-position="end" svg:x="4.415cm" svg:y="1.605cm" chart:style-name="ch2"/>
        <chart:plot-area chart:style-name="ch3" table:cell-range-address="Sheet4.F11:Sheet4.F51 Sheet4.H11:Sheet4.H51" chart:data-source-has-labels="row" svg:x="0.126cm" svg:y="0.101cm" svg:width="4.164cm" svg:height="4.75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H12:Sheet4.H51" chart:label-cell-address="Sheet4.H11:Sheet4.H11" chart:class="chart:scatter">
            <chart:domain table:cell-range-address="Sheet4.F12:Sheet4.F51"/>
            <chart:regression-curve chart:style-name="ch7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4.H11:Sheet4.H11">momentu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4.F12:Sheet4.F51">0.02</text:p>
              </table:table-cell>
              <table:table-cell office:value-type="float" office:value="2000">
                <text:p text:id="Sheet4.H12:Sheet4.H51">2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">
                <text:p>0.0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">
                <text:p>0.0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">
                <text:p>0.0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">
                <text:p>0.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">
                <text:p>0.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">
                <text:p>0.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">
                <text:p>0.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">
                <text:p>0.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">
                <text:p>0.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">
                <text:p>0.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">
                <text:p>0.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">
                <text:p>0.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">
                <text:p>0.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">
                <text:p>0.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">
                <text:p>0.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">
                <text:p>0.0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">
                <text:p>0.0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">
                <text:p>0.0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">
                <text:p>0.0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">
                <text:p>0.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">
                <text:p>0.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6.575cm" svg:height="5.021cm" chart:class="chart:scatter" chart:style-name="ch1">
        <chart:legend chart:legend-position="end" svg:x="4.524cm" svg:y="1.277cm" chart:style-name="ch2"/>
        <chart:plot-area chart:style-name="ch3" table:cell-range-address="Sheet4.F11:Sheet4.F51 Sheet4.I11:Sheet4.I51" chart:data-source-has-labels="row" svg:x="0.131cm" svg:y="0.1cm" svg:width="4.263cm" svg:height="4.72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12:Sheet4.I51" chart:label-cell-address="Sheet4.I11:Sheet4.I11" chart:class="chart:scatter">
            <chart:domain table:cell-range-address="Sheet4.F12:Sheet4.F51"/>
            <chart:regression-curve chart:style-name="ch7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Sheet4.I11:Sheet4.I11">picture_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">
                <text:p text:id="Sheet4.F12:Sheet4.F51">0.02</text:p>
              </table:table-cell>
              <table:table-cell office:value-type="float" office:value="50">
                <text:p text:id="Sheet4.I12:Sheet4.I51">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">
                <text:p>0.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">
                <text:p>0.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">
                <text:p>0.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">
                <text:p>0.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">
                <text:p>0.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">
                <text:p>0.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">
                <text:p>0.0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">
                <text:p>0.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">
                <text:p>0.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">
                <text:p>0.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">
                <text:p>0.0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">
                <text:p>0.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">
                <text:p>0.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">
                <text:p>0.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">
                <text:p>0.0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">
                <text:p>0.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">
                <text:p>0.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">
                <text:p>0.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">
                <text:p>0.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">
                <text:p>0.0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">
                <text:p>0.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">
                <text:p>0.0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">
                <text:p>0.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">
                <text:p>0.0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">
                <text:p>0.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">
                <text:p>0.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">
                <text:p>0.0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">
                <text:p>0.0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">
                <text:p>0.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">
                <text:p>0.0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6.396cm" svg:height="4.91cm" chart:class="chart:scatter" chart:style-name="ch1">
        <chart:legend chart:legend-position="end" svg:x="4.349cm" svg:y="1.222cm" chart:style-name="ch2"/>
        <chart:plot-area chart:style-name="ch3" table:cell-range-address="Sheet4.G11:Sheet4.G51 Sheet4.I11:Sheet4.I51" chart:data-source-has-labels="row" svg:x="0.127cm" svg:y="0.098cm" svg:width="4.096cm" svg:height="4.61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12:Sheet4.I51" chart:label-cell-address="Sheet4.I11:Sheet4.I11" chart:class="chart:scatter">
            <chart:domain table:cell-range-address="Sheet4.G12:Sheet4.G51"/>
            <chart:regression-curve chart:style-name="ch7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4.I11:Sheet4.I11">picture_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 text:id="Sheet4.G12:Sheet4.G51">13</text:p>
              </table:table-cell>
              <table:table-cell office:value-type="float" office:value="50">
                <text:p text:id="Sheet4.I12:Sheet4.I51">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svg:stroke-width="0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6.418cm" svg:height="5.026cm" chart:class="chart:scatter" chart:style-name="ch1">
        <chart:legend chart:legend-position="end" svg:x="4.37cm" svg:y="1.589cm" chart:style-name="ch2"/>
        <chart:plot-area chart:style-name="ch3" table:cell-range-address="Sheet4.G11:Sheet4.H51" chart:data-source-has-labels="row" svg:x="0.128cm" svg:y="0.1cm" svg:width="4.115cm" svg:height="4.72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H12:Sheet4.H51" chart:label-cell-address="Sheet4.H11:Sheet4.H11" chart:class="chart:scatter">
            <chart:domain table:cell-range-address="Sheet4.G12:Sheet4.G51"/>
            <chart:regression-curve chart:style-name="ch8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Sheet4.H11:Sheet4.H11">momentu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 text:id="Sheet4.G12:Sheet4.G51">13</text:p>
              </table:table-cell>
              <table:table-cell office:value-type="float" office:value="2000">
                <text:p text:id="Sheet4.H12:Sheet4.H51">2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">
                <text:p>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">
                <text:p>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svg:stroke-width="0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6.381cm" svg:height="5.015cm" chart:class="chart:scatter" chart:style-name="ch1">
        <chart:legend chart:legend-position="end" svg:x="4.334cm" svg:y="1.274cm" chart:style-name="ch2"/>
        <chart:plot-area chart:style-name="ch3" table:cell-range-address="Sheet4.H11:Sheet4.I51" chart:data-source-has-labels="row" svg:x="0.127cm" svg:y="0.1cm" svg:width="4.081cm" svg:height="4.7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I12:Sheet4.I51" chart:label-cell-address="Sheet4.I11:Sheet4.I11" chart:class="chart:scatter">
            <chart:domain table:cell-range-address="Sheet4.H12:Sheet4.H51"/>
            <chart:regression-curve chart:style-name="ch7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 text:id="Sheet4.I11:Sheet4.I11">picture_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 text:id="Sheet4.H12:Sheet4.H51">2000</text:p>
              </table:table-cell>
              <table:table-cell office:value-type="float" office:value="50">
                <text:p text:id="Sheet4.I12:Sheet4.I51">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0">
                <text:p>4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">
                <text:p>2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">
                <text:p>4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">
                <text:p>4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0">
                <text:p>4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">
                <text:p>4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0">
                <text:p>4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00">
                <text:p>4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">
                <text:p>4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">
                <text:p>4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00">
                <text:p>4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">
                <text:p>40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00">
                <text:p>2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00">
                <text:p>2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">
                <text:p>2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00">
                <text:p>40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0">
                <text:p>8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